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illisecond timings for 12 pendulum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ndulum</text:p>
          </table:table-cell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ings in 60 seconds</text:p>
          </table:table-cell>
          <table:table-cell office:value-type="float" office:value="64" calcext:value-type="float">
            <text:p>64</text:p>
          </table:table-cell>
          <table:table-cell table:formula="of:=[.B4]-1" office:value-type="float" office:value="63" calcext:value-type="float">
            <text:p>63</text:p>
          </table:table-cell>
          <table:table-cell table:formula="of:=[.C4]-1" office:value-type="float" office:value="62" calcext:value-type="float">
            <text:p>62</text:p>
          </table:table-cell>
          <table:table-cell table:formula="of:=[.D4]-1" office:value-type="float" office:value="61" calcext:value-type="float">
            <text:p>61</text:p>
          </table:table-cell>
          <table:table-cell table:formula="of:=[.E4]-1" office:value-type="float" office:value="60" calcext:value-type="float">
            <text:p>60</text:p>
          </table:table-cell>
          <table:table-cell table:formula="of:=[.F4]-1" office:value-type="float" office:value="59" calcext:value-type="float">
            <text:p>59</text:p>
          </table:table-cell>
          <table:table-cell table:formula="of:=[.G4]-1" office:value-type="float" office:value="58" calcext:value-type="float">
            <text:p>58</text:p>
          </table:table-cell>
          <table:table-cell table:formula="of:=[.H4]-1" office:value-type="float" office:value="57" calcext:value-type="float">
            <text:p>57</text:p>
          </table:table-cell>
          <table:table-cell table:formula="of:=[.I4]-1" office:value-type="float" office:value="56" calcext:value-type="float">
            <text:p>56</text:p>
          </table:table-cell>
          <table:table-cell table:formula="of:=[.J4]-1" office:value-type="float" office:value="55" calcext:value-type="float">
            <text:p>55</text:p>
          </table:table-cell>
          <table:table-cell table:formula="of:=[.K4]-1" office:value-type="float" office:value="54" calcext:value-type="float">
            <text:p>54</text:p>
          </table:table-cell>
          <table:table-cell table:formula="of:=[.L4]-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eriod (ms)</text:p>
          </table:table-cell>
          <table:table-cell table:formula="of:=60000/[.B4]" office:value-type="float" office:value="937.5" calcext:value-type="float">
            <text:p>937.5</text:p>
          </table:table-cell>
          <table:table-cell table:formula="of:=60000/[.C4]" office:value-type="float" office:value="952.380952380952" calcext:value-type="float">
            <text:p>952.380952381</text:p>
          </table:table-cell>
          <table:table-cell table:formula="of:=60000/[.D4]" office:value-type="float" office:value="967.741935483871" calcext:value-type="float">
            <text:p>967.7419354839</text:p>
          </table:table-cell>
          <table:table-cell table:formula="of:=60000/[.E4]" office:value-type="float" office:value="983.606557377049" calcext:value-type="float">
            <text:p>983.6065573771</text:p>
          </table:table-cell>
          <table:table-cell table:formula="of:=60000/[.F4]" office:value-type="float" office:value="1000" calcext:value-type="float">
            <text:p>1000</text:p>
          </table:table-cell>
          <table:table-cell table:formula="of:=60000/[.G4]" office:value-type="float" office:value="1016.94915254237" calcext:value-type="float">
            <text:p>1016.9491525424</text:p>
          </table:table-cell>
          <table:table-cell table:formula="of:=60000/[.H4]" office:value-type="float" office:value="1034.48275862069" calcext:value-type="float">
            <text:p>1034.4827586207</text:p>
          </table:table-cell>
          <table:table-cell table:formula="of:=60000/[.I4]" office:value-type="float" office:value="1052.63157894737" calcext:value-type="float">
            <text:p>1052.6315789474</text:p>
          </table:table-cell>
          <table:table-cell table:formula="of:=60000/[.J4]" office:value-type="float" office:value="1071.42857142857" calcext:value-type="float">
            <text:p>1071.4285714286</text:p>
          </table:table-cell>
          <table:table-cell table:formula="of:=60000/[.K4]" office:value-type="float" office:value="1090.90909090909" calcext:value-type="float">
            <text:p>1090.9090909091</text:p>
          </table:table-cell>
          <table:table-cell table:formula="of:=60000/[.L4]" office:value-type="float" office:value="1111.11111111111" calcext:value-type="float">
            <text:p>1111.1111111111</text:p>
          </table:table-cell>
          <table:table-cell table:formula="of:=60000/[.M4]" office:value-type="float" office:value="1132.07547169811" calcext:value-type="float">
            <text:p>1132.0754716981</text:p>
          </table:table-cell>
        </table:table-row>
        <table:table-row table:style-name="ro1">
          <table:table-cell office:value-type="string" calcext:value-type="string">
            <text:p>integer ms period</text:p>
          </table:table-cell>
          <table:table-cell table:formula="of:=INT([.B5])" office:value-type="float" office:value="937" calcext:value-type="float">
            <text:p>937</text:p>
          </table:table-cell>
          <table:table-cell table:formula="of:=INT([.C5])" office:value-type="float" office:value="952" calcext:value-type="float">
            <text:p>952</text:p>
          </table:table-cell>
          <table:table-cell table:formula="of:=INT([.D5])" office:value-type="float" office:value="967" calcext:value-type="float">
            <text:p>967</text:p>
          </table:table-cell>
          <table:table-cell table:formula="of:=INT([.E5])" office:value-type="float" office:value="983" calcext:value-type="float">
            <text:p>983</text:p>
          </table:table-cell>
          <table:table-cell table:formula="of:=INT([.F5])" office:value-type="float" office:value="1000" calcext:value-type="float">
            <text:p>1000</text:p>
          </table:table-cell>
          <table:table-cell table:formula="of:=INT([.G5])" office:value-type="float" office:value="1016" calcext:value-type="float">
            <text:p>1016</text:p>
          </table:table-cell>
          <table:table-cell table:formula="of:=INT([.H5])" office:value-type="float" office:value="1034" calcext:value-type="float">
            <text:p>1034</text:p>
          </table:table-cell>
          <table:table-cell table:formula="of:=INT([.I5])" office:value-type="float" office:value="1052" calcext:value-type="float">
            <text:p>1052</text:p>
          </table:table-cell>
          <table:table-cell table:formula="of:=INT([.J5])" office:value-type="float" office:value="1071" calcext:value-type="float">
            <text:p>1071</text:p>
          </table:table-cell>
          <table:table-cell table:formula="of:=INT([.K5])" office:value-type="float" office:value="1090" calcext:value-type="float">
            <text:p>1090</text:p>
          </table:table-cell>
          <table:table-cell table:formula="of:=INT([.L5])" office:value-type="float" office:value="1111" calcext:value-type="float">
            <text:p>1111</text:p>
          </table:table-cell>
          <table:table-cell table:formula="of:=INT([.M5])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Last period error using integers</text:p>
          </table:table-cell>
          <table:table-cell table:formula="of:=60000-([.B4]*[.B6])" office:value-type="float" office:value="32" calcext:value-type="float">
            <text:p>32</text:p>
          </table:table-cell>
          <table:table-cell table:formula="of:=60000-([.C4]*[.C6])" office:value-type="float" office:value="24" calcext:value-type="float">
            <text:p>24</text:p>
          </table:table-cell>
          <table:table-cell table:formula="of:=60000-([.D4]*[.D6])" office:value-type="float" office:value="46" calcext:value-type="float">
            <text:p>46</text:p>
          </table:table-cell>
          <table:table-cell table:formula="of:=60000-([.E4]*[.E6])" office:value-type="float" office:value="37" calcext:value-type="float">
            <text:p>37</text:p>
          </table:table-cell>
          <table:table-cell table:formula="of:=60000-([.F4]*[.F6])" office:value-type="float" office:value="0" calcext:value-type="float">
            <text:p>0</text:p>
          </table:table-cell>
          <table:table-cell table:formula="of:=60000-([.G4]*[.G6])" office:value-type="float" office:value="56" calcext:value-type="float">
            <text:p>56</text:p>
          </table:table-cell>
          <table:table-cell table:formula="of:=60000-([.H4]*[.H6])" office:value-type="float" office:value="28" calcext:value-type="float">
            <text:p>28</text:p>
          </table:table-cell>
          <table:table-cell table:formula="of:=60000-([.I4]*[.I6])" office:value-type="float" office:value="36" calcext:value-type="float">
            <text:p>36</text:p>
          </table:table-cell>
          <table:table-cell table:formula="of:=60000-([.J4]*[.J6])" office:value-type="float" office:value="24" calcext:value-type="float">
            <text:p>24</text:p>
          </table:table-cell>
          <table:table-cell table:formula="of:=60000-([.K4]*[.K6])" office:value-type="float" office:value="50" calcext:value-type="float">
            <text:p>50</text:p>
          </table:table-cell>
          <table:table-cell table:formula="of:=60000-([.L4]*[.L6])" office:value-type="float" office:value="6" calcext:value-type="float">
            <text:p>6</text:p>
          </table:table-cell>
          <table:table-cell table:formula="of:=60000-([.M4]*[.M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ulum length (mm)</text:p>
          </table:table-cell>
          <table:table-cell table:formula="of:=([.B5]/1000)*([.B5])*9.80665/4/PI()/PI()" office:value-type="float" office:value="218.325011476933" calcext:value-type="float">
            <text:p>218.3250114769</text:p>
          </table:table-cell>
          <table:table-cell table:formula="of:=([.C5]/1000)*([.C5])*9.80665/4/PI()/PI()" office:value-type="float" office:value="225.310971783703" calcext:value-type="float">
            <text:p>225.3109717837</text:p>
          </table:table-cell>
          <table:table-cell table:formula="of:=([.D5]/1000)*([.D5])*9.80665/4/PI()/PI()" office:value-type="float" office:value="232.637681324016" calcext:value-type="float">
            <text:p>232.637681324</text:p>
          </table:table-cell>
          <table:table-cell table:formula="of:=([.E5]/1000)*([.E5])*9.80665/4/PI()/PI()" office:value-type="float" office:value="240.327666490061" calcext:value-type="float">
            <text:p>240.3276664901</text:p>
          </table:table-cell>
          <table:table-cell table:formula="of:=([.F5]/1000)*([.F5])*9.80665/4/PI()/PI()" office:value-type="float" office:value="248.405346391533" calcext:value-type="float">
            <text:p>248.4053463915</text:p>
          </table:table-cell>
          <table:table-cell table:formula="of:=([.G5]/1000)*([.G5])*9.80665/4/PI()/PI()" office:value-type="float" office:value="256.897226949014" calcext:value-type="float">
            <text:p>256.897226949</text:p>
          </table:table-cell>
          <table:table-cell table:formula="of:=([.H5]/1000)*([.H5])*9.80665/4/PI()/PI()" office:value-type="float" office:value="265.832118611629" calcext:value-type="float">
            <text:p>265.8321186116</text:p>
          </table:table-cell>
          <table:table-cell table:formula="of:=([.I5]/1000)*([.I5])*9.80665/4/PI()/PI()" office:value-type="float" office:value="275.24138104325" calcext:value-type="float">
            <text:p>275.2413810433</text:p>
          </table:table-cell>
          <table:table-cell table:formula="of:=([.J5]/1000)*([.J5])*9.80665/4/PI()/PI()" office:value-type="float" office:value="285.159198663749" calcext:value-type="float">
            <text:p>285.1591986638</text:p>
          </table:table-cell>
          <table:table-cell table:formula="of:=([.K5]/1000)*([.K5])*9.80665/4/PI()/PI()" office:value-type="float" office:value="295.622891573395" calcext:value-type="float">
            <text:p>295.6228915734</text:p>
          </table:table-cell>
          <table:table-cell table:formula="of:=([.L5]/1000)*([.L5])*9.80665/4/PI()/PI()" office:value-type="float" office:value="306.673267150041" calcext:value-type="float">
            <text:p>306.67326715</text:p>
          </table:table-cell>
          <table:table-cell table:formula="of:=([.M5]/1000)*([.M5])*9.80665/4/PI()/PI()" office:value-type="float" office:value="318.355018515315" calcext:value-type="float">
            <text:p>318.3550185153</text:p>
          </table:table-cell>
        </table:table-row>
        <table:table-row table:style-name="ro1">
          <table:table-cell office:value-type="string" calcext:value-type="string">
            <text:p>difference in length</text:p>
          </table:table-cell>
          <table:table-cell/>
          <table:table-cell table:formula="of:=[.C8]-[.B8]" office:value-type="float" office:value="6.98596030677012" calcext:value-type="float">
            <text:p>6.9859603068</text:p>
          </table:table-cell>
          <table:table-cell table:formula="of:=[.D8]-[.C8]" office:value-type="float" office:value="7.32670954031286" calcext:value-type="float">
            <text:p>7.3267095403</text:p>
          </table:table-cell>
          <table:table-cell table:formula="of:=[.E8]-[.D8]" office:value-type="float" office:value="7.68998516604515" calcext:value-type="float">
            <text:p>7.689985166</text:p>
          </table:table-cell>
          <table:table-cell table:formula="of:=[.F8]-[.E8]" office:value-type="float" office:value="8.07767990147156" calcext:value-type="float">
            <text:p>8.0776799015</text:p>
          </table:table-cell>
          <table:table-cell table:formula="of:=[.G8]-[.F8]" office:value-type="float" office:value="8.49188055748127" calcext:value-type="float">
            <text:p>8.4918805575</text:p>
          </table:table-cell>
          <table:table-cell table:formula="of:=[.H8]-[.G8]" office:value-type="float" office:value="8.9348916626144" calcext:value-type="float">
            <text:p>8.9348916626</text:p>
          </table:table-cell>
          <table:table-cell table:formula="of:=[.I8]-[.H8]" office:value-type="float" office:value="9.40926243162107" calcext:value-type="float">
            <text:p>9.4092624316</text:p>
          </table:table-cell>
          <table:table-cell table:formula="of:=[.J8]-[.I8]" office:value-type="float" office:value="9.91781762049976" calcext:value-type="float">
            <text:p>9.9178176205</text:p>
          </table:table-cell>
          <table:table-cell table:formula="of:=[.K8]-[.J8]" office:value-type="float" office:value="10.4636929096451" calcext:value-type="float">
            <text:p>10.4636929096</text:p>
          </table:table-cell>
          <table:table-cell table:formula="of:=[.L8]-[.K8]" office:value-type="float" office:value="11.050375576646" calcext:value-type="float">
            <text:p>11.0503755766</text:p>
          </table:table-cell>
          <table:table-cell table:formula="of:=[.M8]-[.L8]" office:value-type="float" office:value="11.6817513652739" calcext:value-type="float">
            <text:p>11.6817513653</text:p>
          </table:table-cell>
        </table:table-row>
        <table:table-row table:style-name="ro1">
          <table:table-cell office:value-type="string" calcext:value-type="string">
            <text:p>swing number: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60000*[.$A11]/[.B$4])" office:value-type="float" office:value="0" calcext:value-type="float">
            <text:p>0</text:p>
          </table:table-cell>
          <table:table-cell table:formula="of:=INT(60000*[.$A11]/[.C$4])" office:value-type="float" office:value="0" calcext:value-type="float">
            <text:p>0</text:p>
          </table:table-cell>
          <table:table-cell table:formula="of:=INT(60000*[.$A11]/[.D$4])" office:value-type="float" office:value="0" calcext:value-type="float">
            <text:p>0</text:p>
          </table:table-cell>
          <table:table-cell table:formula="of:=INT(60000*[.$A11]/[.E$4])" office:value-type="float" office:value="0" calcext:value-type="float">
            <text:p>0</text:p>
          </table:table-cell>
          <table:table-cell table:formula="of:=INT(60000*[.$A11]/[.F$4])" office:value-type="float" office:value="0" calcext:value-type="float">
            <text:p>0</text:p>
          </table:table-cell>
          <table:table-cell table:formula="of:=INT(60000*[.$A11]/[.G$4])" office:value-type="float" office:value="0" calcext:value-type="float">
            <text:p>0</text:p>
          </table:table-cell>
          <table:table-cell table:formula="of:=INT(60000*[.$A11]/[.H$4])" office:value-type="float" office:value="0" calcext:value-type="float">
            <text:p>0</text:p>
          </table:table-cell>
          <table:table-cell table:formula="of:=INT(60000*[.$A11]/[.I$4])" office:value-type="float" office:value="0" calcext:value-type="float">
            <text:p>0</text:p>
          </table:table-cell>
          <table:table-cell table:formula="of:=INT(60000*[.$A11]/[.J$4])" office:value-type="float" office:value="0" calcext:value-type="float">
            <text:p>0</text:p>
          </table:table-cell>
          <table:table-cell table:formula="of:=INT(60000*[.$A11]/[.K$4])" office:value-type="float" office:value="0" calcext:value-type="float">
            <text:p>0</text:p>
          </table:table-cell>
          <table:table-cell table:formula="of:=INT(60000*[.$A11]/[.L$4])" office:value-type="float" office:value="0" calcext:value-type="float">
            <text:p>0</text:p>
          </table:table-cell>
          <table:table-cell table:formula="of:=INT(60000*[.$A11]/[.M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60000*[.$A12]/[.B$4])" office:value-type="float" office:value="937" calcext:value-type="float">
            <text:p>937</text:p>
          </table:table-cell>
          <table:table-cell table:formula="of:=INT(60000*[.$A12]/[.C$4])" office:value-type="float" office:value="952" calcext:value-type="float">
            <text:p>952</text:p>
          </table:table-cell>
          <table:table-cell table:formula="of:=INT(60000*[.$A12]/[.D$4])" office:value-type="float" office:value="967" calcext:value-type="float">
            <text:p>967</text:p>
          </table:table-cell>
          <table:table-cell table:formula="of:=INT(60000*[.$A12]/[.E$4])" office:value-type="float" office:value="983" calcext:value-type="float">
            <text:p>983</text:p>
          </table:table-cell>
          <table:table-cell table:formula="of:=INT(60000*[.$A12]/[.F$4])" office:value-type="float" office:value="1000" calcext:value-type="float">
            <text:p>1000</text:p>
          </table:table-cell>
          <table:table-cell table:formula="of:=INT(60000*[.$A12]/[.G$4])" office:value-type="float" office:value="1016" calcext:value-type="float">
            <text:p>1016</text:p>
          </table:table-cell>
          <table:table-cell table:formula="of:=INT(60000*[.$A12]/[.H$4])" office:value-type="float" office:value="1034" calcext:value-type="float">
            <text:p>1034</text:p>
          </table:table-cell>
          <table:table-cell table:formula="of:=INT(60000*[.$A12]/[.I$4])" office:value-type="float" office:value="1052" calcext:value-type="float">
            <text:p>1052</text:p>
          </table:table-cell>
          <table:table-cell table:formula="of:=INT(60000*[.$A12]/[.J$4])" office:value-type="float" office:value="1071" calcext:value-type="float">
            <text:p>1071</text:p>
          </table:table-cell>
          <table:table-cell table:formula="of:=INT(60000*[.$A12]/[.K$4])" office:value-type="float" office:value="1090" calcext:value-type="float">
            <text:p>1090</text:p>
          </table:table-cell>
          <table:table-cell table:formula="of:=INT(60000*[.$A12]/[.L$4])" office:value-type="float" office:value="1111" calcext:value-type="float">
            <text:p>1111</text:p>
          </table:table-cell>
          <table:table-cell table:formula="of:=INT(60000*[.$A12]/[.M$4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60000*[.$A13]/[.B$4])" office:value-type="float" office:value="1875" calcext:value-type="float">
            <text:p>1875</text:p>
          </table:table-cell>
          <table:table-cell table:formula="of:=INT(60000*[.$A13]/[.C$4])" office:value-type="float" office:value="1904" calcext:value-type="float">
            <text:p>1904</text:p>
          </table:table-cell>
          <table:table-cell table:formula="of:=INT(60000*[.$A13]/[.D$4])" office:value-type="float" office:value="1935" calcext:value-type="float">
            <text:p>1935</text:p>
          </table:table-cell>
          <table:table-cell table:formula="of:=INT(60000*[.$A13]/[.E$4])" office:value-type="float" office:value="1967" calcext:value-type="float">
            <text:p>1967</text:p>
          </table:table-cell>
          <table:table-cell table:formula="of:=INT(60000*[.$A13]/[.F$4])" office:value-type="float" office:value="2000" calcext:value-type="float">
            <text:p>2000</text:p>
          </table:table-cell>
          <table:table-cell table:formula="of:=INT(60000*[.$A13]/[.G$4])" office:value-type="float" office:value="2033" calcext:value-type="float">
            <text:p>2033</text:p>
          </table:table-cell>
          <table:table-cell table:formula="of:=INT(60000*[.$A13]/[.H$4])" office:value-type="float" office:value="2068" calcext:value-type="float">
            <text:p>2068</text:p>
          </table:table-cell>
          <table:table-cell table:formula="of:=INT(60000*[.$A13]/[.I$4])" office:value-type="float" office:value="2105" calcext:value-type="float">
            <text:p>2105</text:p>
          </table:table-cell>
          <table:table-cell table:formula="of:=INT(60000*[.$A13]/[.J$4])" office:value-type="float" office:value="2142" calcext:value-type="float">
            <text:p>2142</text:p>
          </table:table-cell>
          <table:table-cell table:formula="of:=INT(60000*[.$A13]/[.K$4])" office:value-type="float" office:value="2181" calcext:value-type="float">
            <text:p>2181</text:p>
          </table:table-cell>
          <table:table-cell table:formula="of:=INT(60000*[.$A13]/[.L$4])" office:value-type="float" office:value="2222" calcext:value-type="float">
            <text:p>2222</text:p>
          </table:table-cell>
          <table:table-cell table:formula="of:=INT(60000*[.$A13]/[.M$4])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60000*[.$A14]/[.B$4])" office:value-type="float" office:value="2812" calcext:value-type="float">
            <text:p>2812</text:p>
          </table:table-cell>
          <table:table-cell table:formula="of:=INT(60000*[.$A14]/[.C$4])" office:value-type="float" office:value="2857" calcext:value-type="float">
            <text:p>2857</text:p>
          </table:table-cell>
          <table:table-cell table:formula="of:=INT(60000*[.$A14]/[.D$4])" office:value-type="float" office:value="2903" calcext:value-type="float">
            <text:p>2903</text:p>
          </table:table-cell>
          <table:table-cell table:formula="of:=INT(60000*[.$A14]/[.E$4])" office:value-type="float" office:value="2950" calcext:value-type="float">
            <text:p>2950</text:p>
          </table:table-cell>
          <table:table-cell table:formula="of:=INT(60000*[.$A14]/[.F$4])" office:value-type="float" office:value="3000" calcext:value-type="float">
            <text:p>3000</text:p>
          </table:table-cell>
          <table:table-cell table:formula="of:=INT(60000*[.$A14]/[.G$4])" office:value-type="float" office:value="3050" calcext:value-type="float">
            <text:p>3050</text:p>
          </table:table-cell>
          <table:table-cell table:formula="of:=INT(60000*[.$A14]/[.H$4])" office:value-type="float" office:value="3103" calcext:value-type="float">
            <text:p>3103</text:p>
          </table:table-cell>
          <table:table-cell table:formula="of:=INT(60000*[.$A14]/[.I$4])" office:value-type="float" office:value="3157" calcext:value-type="float">
            <text:p>3157</text:p>
          </table:table-cell>
          <table:table-cell table:formula="of:=INT(60000*[.$A14]/[.J$4])" office:value-type="float" office:value="3214" calcext:value-type="float">
            <text:p>3214</text:p>
          </table:table-cell>
          <table:table-cell table:formula="of:=INT(60000*[.$A14]/[.K$4])" office:value-type="float" office:value="3272" calcext:value-type="float">
            <text:p>3272</text:p>
          </table:table-cell>
          <table:table-cell table:formula="of:=INT(60000*[.$A14]/[.L$4])" office:value-type="float" office:value="3333" calcext:value-type="float">
            <text:p>3333</text:p>
          </table:table-cell>
          <table:table-cell table:formula="of:=INT(60000*[.$A14]/[.M$4])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60000*[.$A15]/[.B$4])" office:value-type="float" office:value="3750" calcext:value-type="float">
            <text:p>3750</text:p>
          </table:table-cell>
          <table:table-cell table:formula="of:=INT(60000*[.$A15]/[.C$4])" office:value-type="float" office:value="3809" calcext:value-type="float">
            <text:p>3809</text:p>
          </table:table-cell>
          <table:table-cell table:formula="of:=INT(60000*[.$A15]/[.D$4])" office:value-type="float" office:value="3870" calcext:value-type="float">
            <text:p>3870</text:p>
          </table:table-cell>
          <table:table-cell table:formula="of:=INT(60000*[.$A15]/[.E$4])" office:value-type="float" office:value="3934" calcext:value-type="float">
            <text:p>3934</text:p>
          </table:table-cell>
          <table:table-cell table:formula="of:=INT(60000*[.$A15]/[.F$4])" office:value-type="float" office:value="4000" calcext:value-type="float">
            <text:p>4000</text:p>
          </table:table-cell>
          <table:table-cell table:formula="of:=INT(60000*[.$A15]/[.G$4])" office:value-type="float" office:value="4067" calcext:value-type="float">
            <text:p>4067</text:p>
          </table:table-cell>
          <table:table-cell table:formula="of:=INT(60000*[.$A15]/[.H$4])" office:value-type="float" office:value="4137" calcext:value-type="float">
            <text:p>4137</text:p>
          </table:table-cell>
          <table:table-cell table:formula="of:=INT(60000*[.$A15]/[.I$4])" office:value-type="float" office:value="4210" calcext:value-type="float">
            <text:p>4210</text:p>
          </table:table-cell>
          <table:table-cell table:formula="of:=INT(60000*[.$A15]/[.J$4])" office:value-type="float" office:value="4285" calcext:value-type="float">
            <text:p>4285</text:p>
          </table:table-cell>
          <table:table-cell table:formula="of:=INT(60000*[.$A15]/[.K$4])" office:value-type="float" office:value="4363" calcext:value-type="float">
            <text:p>4363</text:p>
          </table:table-cell>
          <table:table-cell table:formula="of:=INT(60000*[.$A15]/[.L$4])" office:value-type="float" office:value="4444" calcext:value-type="float">
            <text:p>4444</text:p>
          </table:table-cell>
          <table:table-cell table:formula="of:=INT(60000*[.$A15]/[.M$4])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60000*[.$A16]/[.B$4])" office:value-type="float" office:value="4687" calcext:value-type="float">
            <text:p>4687</text:p>
          </table:table-cell>
          <table:table-cell table:formula="of:=INT(60000*[.$A16]/[.C$4])" office:value-type="float" office:value="4761" calcext:value-type="float">
            <text:p>4761</text:p>
          </table:table-cell>
          <table:table-cell table:formula="of:=INT(60000*[.$A16]/[.D$4])" office:value-type="float" office:value="4838" calcext:value-type="float">
            <text:p>4838</text:p>
          </table:table-cell>
          <table:table-cell table:formula="of:=INT(60000*[.$A16]/[.E$4])" office:value-type="float" office:value="4918" calcext:value-type="float">
            <text:p>4918</text:p>
          </table:table-cell>
          <table:table-cell table:formula="of:=INT(60000*[.$A16]/[.F$4])" office:value-type="float" office:value="5000" calcext:value-type="float">
            <text:p>5000</text:p>
          </table:table-cell>
          <table:table-cell table:formula="of:=INT(60000*[.$A16]/[.G$4])" office:value-type="float" office:value="5084" calcext:value-type="float">
            <text:p>5084</text:p>
          </table:table-cell>
          <table:table-cell table:formula="of:=INT(60000*[.$A16]/[.H$4])" office:value-type="float" office:value="5172" calcext:value-type="float">
            <text:p>5172</text:p>
          </table:table-cell>
          <table:table-cell table:formula="of:=INT(60000*[.$A16]/[.I$4])" office:value-type="float" office:value="5263" calcext:value-type="float">
            <text:p>5263</text:p>
          </table:table-cell>
          <table:table-cell table:formula="of:=INT(60000*[.$A16]/[.J$4])" office:value-type="float" office:value="5357" calcext:value-type="float">
            <text:p>5357</text:p>
          </table:table-cell>
          <table:table-cell table:formula="of:=INT(60000*[.$A16]/[.K$4])" office:value-type="float" office:value="5454" calcext:value-type="float">
            <text:p>5454</text:p>
          </table:table-cell>
          <table:table-cell table:formula="of:=INT(60000*[.$A16]/[.L$4])" office:value-type="float" office:value="5555" calcext:value-type="float">
            <text:p>5555</text:p>
          </table:table-cell>
          <table:table-cell table:formula="of:=INT(60000*[.$A16]/[.M$4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60000*[.$A17]/[.B$4])" office:value-type="float" office:value="5625" calcext:value-type="float">
            <text:p>5625</text:p>
          </table:table-cell>
          <table:table-cell table:formula="of:=INT(60000*[.$A17]/[.C$4])" office:value-type="float" office:value="5714" calcext:value-type="float">
            <text:p>5714</text:p>
          </table:table-cell>
          <table:table-cell table:formula="of:=INT(60000*[.$A17]/[.D$4])" office:value-type="float" office:value="5806" calcext:value-type="float">
            <text:p>5806</text:p>
          </table:table-cell>
          <table:table-cell table:formula="of:=INT(60000*[.$A17]/[.E$4])" office:value-type="float" office:value="5901" calcext:value-type="float">
            <text:p>5901</text:p>
          </table:table-cell>
          <table:table-cell table:formula="of:=INT(60000*[.$A17]/[.F$4])" office:value-type="float" office:value="6000" calcext:value-type="float">
            <text:p>6000</text:p>
          </table:table-cell>
          <table:table-cell table:formula="of:=INT(60000*[.$A17]/[.G$4])" office:value-type="float" office:value="6101" calcext:value-type="float">
            <text:p>6101</text:p>
          </table:table-cell>
          <table:table-cell table:formula="of:=INT(60000*[.$A17]/[.H$4])" office:value-type="float" office:value="6206" calcext:value-type="float">
            <text:p>6206</text:p>
          </table:table-cell>
          <table:table-cell table:formula="of:=INT(60000*[.$A17]/[.I$4])" office:value-type="float" office:value="6315" calcext:value-type="float">
            <text:p>6315</text:p>
          </table:table-cell>
          <table:table-cell table:formula="of:=INT(60000*[.$A17]/[.J$4])" office:value-type="float" office:value="6428" calcext:value-type="float">
            <text:p>6428</text:p>
          </table:table-cell>
          <table:table-cell table:formula="of:=INT(60000*[.$A17]/[.K$4])" office:value-type="float" office:value="6545" calcext:value-type="float">
            <text:p>6545</text:p>
          </table:table-cell>
          <table:table-cell table:formula="of:=INT(60000*[.$A17]/[.L$4])" office:value-type="float" office:value="6666" calcext:value-type="float">
            <text:p>6666</text:p>
          </table:table-cell>
          <table:table-cell table:formula="of:=INT(60000*[.$A17]/[.M$4])"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60000*[.$A18]/[.B$4])" office:value-type="float" office:value="6562" calcext:value-type="float">
            <text:p>6562</text:p>
          </table:table-cell>
          <table:table-cell table:formula="of:=INT(60000*[.$A18]/[.C$4])" office:value-type="float" office:value="6666" calcext:value-type="float">
            <text:p>6666</text:p>
          </table:table-cell>
          <table:table-cell table:formula="of:=INT(60000*[.$A18]/[.D$4])" office:value-type="float" office:value="6774" calcext:value-type="float">
            <text:p>6774</text:p>
          </table:table-cell>
          <table:table-cell table:formula="of:=INT(60000*[.$A18]/[.E$4])" office:value-type="float" office:value="6885" calcext:value-type="float">
            <text:p>6885</text:p>
          </table:table-cell>
          <table:table-cell table:formula="of:=INT(60000*[.$A18]/[.F$4])" office:value-type="float" office:value="7000" calcext:value-type="float">
            <text:p>7000</text:p>
          </table:table-cell>
          <table:table-cell table:formula="of:=INT(60000*[.$A18]/[.G$4])" office:value-type="float" office:value="7118" calcext:value-type="float">
            <text:p>7118</text:p>
          </table:table-cell>
          <table:table-cell table:formula="of:=INT(60000*[.$A18]/[.H$4])" office:value-type="float" office:value="7241" calcext:value-type="float">
            <text:p>7241</text:p>
          </table:table-cell>
          <table:table-cell table:formula="of:=INT(60000*[.$A18]/[.I$4])" office:value-type="float" office:value="7368" calcext:value-type="float">
            <text:p>7368</text:p>
          </table:table-cell>
          <table:table-cell table:formula="of:=INT(60000*[.$A18]/[.J$4])" office:value-type="float" office:value="7500" calcext:value-type="float">
            <text:p>7500</text:p>
          </table:table-cell>
          <table:table-cell table:formula="of:=INT(60000*[.$A18]/[.K$4])" office:value-type="float" office:value="7636" calcext:value-type="float">
            <text:p>7636</text:p>
          </table:table-cell>
          <table:table-cell table:formula="of:=INT(60000*[.$A18]/[.L$4])" office:value-type="float" office:value="7777" calcext:value-type="float">
            <text:p>7777</text:p>
          </table:table-cell>
          <table:table-cell table:formula="of:=INT(60000*[.$A18]/[.M$4])"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60000*[.$A19]/[.B$4])" office:value-type="float" office:value="7500" calcext:value-type="float">
            <text:p>7500</text:p>
          </table:table-cell>
          <table:table-cell table:formula="of:=INT(60000*[.$A19]/[.C$4])" office:value-type="float" office:value="7619" calcext:value-type="float">
            <text:p>7619</text:p>
          </table:table-cell>
          <table:table-cell table:formula="of:=INT(60000*[.$A19]/[.D$4])" office:value-type="float" office:value="7741" calcext:value-type="float">
            <text:p>7741</text:p>
          </table:table-cell>
          <table:table-cell table:formula="of:=INT(60000*[.$A19]/[.E$4])" office:value-type="float" office:value="7868" calcext:value-type="float">
            <text:p>7868</text:p>
          </table:table-cell>
          <table:table-cell table:formula="of:=INT(60000*[.$A19]/[.F$4])" office:value-type="float" office:value="8000" calcext:value-type="float">
            <text:p>8000</text:p>
          </table:table-cell>
          <table:table-cell table:formula="of:=INT(60000*[.$A19]/[.G$4])" office:value-type="float" office:value="8135" calcext:value-type="float">
            <text:p>8135</text:p>
          </table:table-cell>
          <table:table-cell table:formula="of:=INT(60000*[.$A19]/[.H$4])" office:value-type="float" office:value="8275" calcext:value-type="float">
            <text:p>8275</text:p>
          </table:table-cell>
          <table:table-cell table:formula="of:=INT(60000*[.$A19]/[.I$4])" office:value-type="float" office:value="8421" calcext:value-type="float">
            <text:p>8421</text:p>
          </table:table-cell>
          <table:table-cell table:formula="of:=INT(60000*[.$A19]/[.J$4])" office:value-type="float" office:value="8571" calcext:value-type="float">
            <text:p>8571</text:p>
          </table:table-cell>
          <table:table-cell table:formula="of:=INT(60000*[.$A19]/[.K$4])" office:value-type="float" office:value="8727" calcext:value-type="float">
            <text:p>8727</text:p>
          </table:table-cell>
          <table:table-cell table:formula="of:=INT(60000*[.$A19]/[.L$4])" office:value-type="float" office:value="8888" calcext:value-type="float">
            <text:p>8888</text:p>
          </table:table-cell>
          <table:table-cell table:formula="of:=INT(60000*[.$A19]/[.M$4])"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60000*[.$A20]/[.B$4])" office:value-type="float" office:value="8437" calcext:value-type="float">
            <text:p>8437</text:p>
          </table:table-cell>
          <table:table-cell table:formula="of:=INT(60000*[.$A20]/[.C$4])" office:value-type="float" office:value="8571" calcext:value-type="float">
            <text:p>8571</text:p>
          </table:table-cell>
          <table:table-cell table:formula="of:=INT(60000*[.$A20]/[.D$4])" office:value-type="float" office:value="8709" calcext:value-type="float">
            <text:p>8709</text:p>
          </table:table-cell>
          <table:table-cell table:formula="of:=INT(60000*[.$A20]/[.E$4])" office:value-type="float" office:value="8852" calcext:value-type="float">
            <text:p>8852</text:p>
          </table:table-cell>
          <table:table-cell table:formula="of:=INT(60000*[.$A20]/[.F$4])" office:value-type="float" office:value="9000" calcext:value-type="float">
            <text:p>9000</text:p>
          </table:table-cell>
          <table:table-cell table:formula="of:=INT(60000*[.$A20]/[.G$4])" office:value-type="float" office:value="9152" calcext:value-type="float">
            <text:p>9152</text:p>
          </table:table-cell>
          <table:table-cell table:formula="of:=INT(60000*[.$A20]/[.H$4])" office:value-type="float" office:value="9310" calcext:value-type="float">
            <text:p>9310</text:p>
          </table:table-cell>
          <table:table-cell table:formula="of:=INT(60000*[.$A20]/[.I$4])" office:value-type="float" office:value="9473" calcext:value-type="float">
            <text:p>9473</text:p>
          </table:table-cell>
          <table:table-cell table:formula="of:=INT(60000*[.$A20]/[.J$4])" office:value-type="float" office:value="9642" calcext:value-type="float">
            <text:p>9642</text:p>
          </table:table-cell>
          <table:table-cell table:formula="of:=INT(60000*[.$A20]/[.K$4])" office:value-type="float" office:value="9818" calcext:value-type="float">
            <text:p>9818</text:p>
          </table:table-cell>
          <table:table-cell table:formula="of:=INT(60000*[.$A20]/[.L$4])" office:value-type="float" office:value="10000" calcext:value-type="float">
            <text:p>10000</text:p>
          </table:table-cell>
          <table:table-cell table:formula="of:=INT(60000*[.$A20]/[.M$4])"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60000*[.$A21]/[.B$4])" office:value-type="float" office:value="9375" calcext:value-type="float">
            <text:p>9375</text:p>
          </table:table-cell>
          <table:table-cell table:formula="of:=INT(60000*[.$A21]/[.C$4])" office:value-type="float" office:value="9523" calcext:value-type="float">
            <text:p>9523</text:p>
          </table:table-cell>
          <table:table-cell table:formula="of:=INT(60000*[.$A21]/[.D$4])" office:value-type="float" office:value="9677" calcext:value-type="float">
            <text:p>9677</text:p>
          </table:table-cell>
          <table:table-cell table:formula="of:=INT(60000*[.$A21]/[.E$4])" office:value-type="float" office:value="9836" calcext:value-type="float">
            <text:p>9836</text:p>
          </table:table-cell>
          <table:table-cell table:formula="of:=INT(60000*[.$A21]/[.F$4])" office:value-type="float" office:value="10000" calcext:value-type="float">
            <text:p>10000</text:p>
          </table:table-cell>
          <table:table-cell table:formula="of:=INT(60000*[.$A21]/[.G$4])" office:value-type="float" office:value="10169" calcext:value-type="float">
            <text:p>10169</text:p>
          </table:table-cell>
          <table:table-cell table:formula="of:=INT(60000*[.$A21]/[.H$4])" office:value-type="float" office:value="10344" calcext:value-type="float">
            <text:p>10344</text:p>
          </table:table-cell>
          <table:table-cell table:formula="of:=INT(60000*[.$A21]/[.I$4])" office:value-type="float" office:value="10526" calcext:value-type="float">
            <text:p>10526</text:p>
          </table:table-cell>
          <table:table-cell table:formula="of:=INT(60000*[.$A21]/[.J$4])" office:value-type="float" office:value="10714" calcext:value-type="float">
            <text:p>10714</text:p>
          </table:table-cell>
          <table:table-cell table:formula="of:=INT(60000*[.$A21]/[.K$4])" office:value-type="float" office:value="10909" calcext:value-type="float">
            <text:p>10909</text:p>
          </table:table-cell>
          <table:table-cell table:formula="of:=INT(60000*[.$A21]/[.L$4])" office:value-type="float" office:value="11111" calcext:value-type="float">
            <text:p>11111</text:p>
          </table:table-cell>
          <table:table-cell table:formula="of:=INT(60000*[.$A21]/[.M$4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60000*[.$A22]/[.B$4])" office:value-type="float" office:value="10312" calcext:value-type="float">
            <text:p>10312</text:p>
          </table:table-cell>
          <table:table-cell table:formula="of:=INT(60000*[.$A22]/[.C$4])" office:value-type="float" office:value="10476" calcext:value-type="float">
            <text:p>10476</text:p>
          </table:table-cell>
          <table:table-cell table:formula="of:=INT(60000*[.$A22]/[.D$4])" office:value-type="float" office:value="10645" calcext:value-type="float">
            <text:p>10645</text:p>
          </table:table-cell>
          <table:table-cell table:formula="of:=INT(60000*[.$A22]/[.E$4])" office:value-type="float" office:value="10819" calcext:value-type="float">
            <text:p>10819</text:p>
          </table:table-cell>
          <table:table-cell table:formula="of:=INT(60000*[.$A22]/[.F$4])" office:value-type="float" office:value="11000" calcext:value-type="float">
            <text:p>11000</text:p>
          </table:table-cell>
          <table:table-cell table:formula="of:=INT(60000*[.$A22]/[.G$4])" office:value-type="float" office:value="11186" calcext:value-type="float">
            <text:p>11186</text:p>
          </table:table-cell>
          <table:table-cell table:formula="of:=INT(60000*[.$A22]/[.H$4])" office:value-type="float" office:value="11379" calcext:value-type="float">
            <text:p>11379</text:p>
          </table:table-cell>
          <table:table-cell table:formula="of:=INT(60000*[.$A22]/[.I$4])" office:value-type="float" office:value="11578" calcext:value-type="float">
            <text:p>11578</text:p>
          </table:table-cell>
          <table:table-cell table:formula="of:=INT(60000*[.$A22]/[.J$4])" office:value-type="float" office:value="11785" calcext:value-type="float">
            <text:p>11785</text:p>
          </table:table-cell>
          <table:table-cell table:formula="of:=INT(60000*[.$A22]/[.K$4])" office:value-type="float" office:value="12000" calcext:value-type="float">
            <text:p>12000</text:p>
          </table:table-cell>
          <table:table-cell table:formula="of:=INT(60000*[.$A22]/[.L$4])" office:value-type="float" office:value="12222" calcext:value-type="float">
            <text:p>12222</text:p>
          </table:table-cell>
          <table:table-cell table:formula="of:=INT(60000*[.$A22]/[.M$4])"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60000*[.$A23]/[.B$4])" office:value-type="float" office:value="11250" calcext:value-type="float">
            <text:p>11250</text:p>
          </table:table-cell>
          <table:table-cell table:formula="of:=INT(60000*[.$A23]/[.C$4])" office:value-type="float" office:value="11428" calcext:value-type="float">
            <text:p>11428</text:p>
          </table:table-cell>
          <table:table-cell table:formula="of:=INT(60000*[.$A23]/[.D$4])" office:value-type="float" office:value="11612" calcext:value-type="float">
            <text:p>11612</text:p>
          </table:table-cell>
          <table:table-cell table:formula="of:=INT(60000*[.$A23]/[.E$4])" office:value-type="float" office:value="11803" calcext:value-type="float">
            <text:p>11803</text:p>
          </table:table-cell>
          <table:table-cell table:formula="of:=INT(60000*[.$A23]/[.F$4])" office:value-type="float" office:value="12000" calcext:value-type="float">
            <text:p>12000</text:p>
          </table:table-cell>
          <table:table-cell table:formula="of:=INT(60000*[.$A23]/[.G$4])" office:value-type="float" office:value="12203" calcext:value-type="float">
            <text:p>12203</text:p>
          </table:table-cell>
          <table:table-cell table:formula="of:=INT(60000*[.$A23]/[.H$4])" office:value-type="float" office:value="12413" calcext:value-type="float">
            <text:p>12413</text:p>
          </table:table-cell>
          <table:table-cell table:formula="of:=INT(60000*[.$A23]/[.I$4])" office:value-type="float" office:value="12631" calcext:value-type="float">
            <text:p>12631</text:p>
          </table:table-cell>
          <table:table-cell table:formula="of:=INT(60000*[.$A23]/[.J$4])" office:value-type="float" office:value="12857" calcext:value-type="float">
            <text:p>12857</text:p>
          </table:table-cell>
          <table:table-cell table:formula="of:=INT(60000*[.$A23]/[.K$4])" office:value-type="float" office:value="13090" calcext:value-type="float">
            <text:p>13090</text:p>
          </table:table-cell>
          <table:table-cell table:formula="of:=INT(60000*[.$A23]/[.L$4])" office:value-type="float" office:value="13333" calcext:value-type="float">
            <text:p>13333</text:p>
          </table:table-cell>
          <table:table-cell table:formula="of:=INT(60000*[.$A23]/[.M$4])"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60000*[.$A24]/[.B$4])" office:value-type="float" office:value="12187" calcext:value-type="float">
            <text:p>12187</text:p>
          </table:table-cell>
          <table:table-cell table:formula="of:=INT(60000*[.$A24]/[.C$4])" office:value-type="float" office:value="12380" calcext:value-type="float">
            <text:p>12380</text:p>
          </table:table-cell>
          <table:table-cell table:formula="of:=INT(60000*[.$A24]/[.D$4])" office:value-type="float" office:value="12580" calcext:value-type="float">
            <text:p>12580</text:p>
          </table:table-cell>
          <table:table-cell table:formula="of:=INT(60000*[.$A24]/[.E$4])" office:value-type="float" office:value="12786" calcext:value-type="float">
            <text:p>12786</text:p>
          </table:table-cell>
          <table:table-cell table:formula="of:=INT(60000*[.$A24]/[.F$4])" office:value-type="float" office:value="13000" calcext:value-type="float">
            <text:p>13000</text:p>
          </table:table-cell>
          <table:table-cell table:formula="of:=INT(60000*[.$A24]/[.G$4])" office:value-type="float" office:value="13220" calcext:value-type="float">
            <text:p>13220</text:p>
          </table:table-cell>
          <table:table-cell table:formula="of:=INT(60000*[.$A24]/[.H$4])" office:value-type="float" office:value="13448" calcext:value-type="float">
            <text:p>13448</text:p>
          </table:table-cell>
          <table:table-cell table:formula="of:=INT(60000*[.$A24]/[.I$4])" office:value-type="float" office:value="13684" calcext:value-type="float">
            <text:p>13684</text:p>
          </table:table-cell>
          <table:table-cell table:formula="of:=INT(60000*[.$A24]/[.J$4])" office:value-type="float" office:value="13928" calcext:value-type="float">
            <text:p>13928</text:p>
          </table:table-cell>
          <table:table-cell table:formula="of:=INT(60000*[.$A24]/[.K$4])" office:value-type="float" office:value="14181" calcext:value-type="float">
            <text:p>14181</text:p>
          </table:table-cell>
          <table:table-cell table:formula="of:=INT(60000*[.$A24]/[.L$4])" office:value-type="float" office:value="14444" calcext:value-type="float">
            <text:p>14444</text:p>
          </table:table-cell>
          <table:table-cell table:formula="of:=INT(60000*[.$A24]/[.M$4])"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60000*[.$A25]/[.B$4])" office:value-type="float" office:value="13125" calcext:value-type="float">
            <text:p>13125</text:p>
          </table:table-cell>
          <table:table-cell table:formula="of:=INT(60000*[.$A25]/[.C$4])" office:value-type="float" office:value="13333" calcext:value-type="float">
            <text:p>13333</text:p>
          </table:table-cell>
          <table:table-cell table:formula="of:=INT(60000*[.$A25]/[.D$4])" office:value-type="float" office:value="13548" calcext:value-type="float">
            <text:p>13548</text:p>
          </table:table-cell>
          <table:table-cell table:formula="of:=INT(60000*[.$A25]/[.E$4])" office:value-type="float" office:value="13770" calcext:value-type="float">
            <text:p>13770</text:p>
          </table:table-cell>
          <table:table-cell table:formula="of:=INT(60000*[.$A25]/[.F$4])" office:value-type="float" office:value="14000" calcext:value-type="float">
            <text:p>14000</text:p>
          </table:table-cell>
          <table:table-cell table:formula="of:=INT(60000*[.$A25]/[.G$4])" office:value-type="float" office:value="14237" calcext:value-type="float">
            <text:p>14237</text:p>
          </table:table-cell>
          <table:table-cell table:formula="of:=INT(60000*[.$A25]/[.H$4])" office:value-type="float" office:value="14482" calcext:value-type="float">
            <text:p>14482</text:p>
          </table:table-cell>
          <table:table-cell table:formula="of:=INT(60000*[.$A25]/[.I$4])" office:value-type="float" office:value="14736" calcext:value-type="float">
            <text:p>14736</text:p>
          </table:table-cell>
          <table:table-cell table:formula="of:=INT(60000*[.$A25]/[.J$4])" office:value-type="float" office:value="15000" calcext:value-type="float">
            <text:p>15000</text:p>
          </table:table-cell>
          <table:table-cell table:formula="of:=INT(60000*[.$A25]/[.K$4])" office:value-type="float" office:value="15272" calcext:value-type="float">
            <text:p>15272</text:p>
          </table:table-cell>
          <table:table-cell table:formula="of:=INT(60000*[.$A25]/[.L$4])" office:value-type="float" office:value="15555" calcext:value-type="float">
            <text:p>15555</text:p>
          </table:table-cell>
          <table:table-cell table:formula="of:=INT(60000*[.$A25]/[.M$4])" office:value-type="float" office:value="15849" calcext:value-type="float">
            <text:p>15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60000*[.$A26]/[.B$4])" office:value-type="float" office:value="14062" calcext:value-type="float">
            <text:p>14062</text:p>
          </table:table-cell>
          <table:table-cell table:formula="of:=INT(60000*[.$A26]/[.C$4])" office:value-type="float" office:value="14285" calcext:value-type="float">
            <text:p>14285</text:p>
          </table:table-cell>
          <table:table-cell table:formula="of:=INT(60000*[.$A26]/[.D$4])" office:value-type="float" office:value="14516" calcext:value-type="float">
            <text:p>14516</text:p>
          </table:table-cell>
          <table:table-cell table:formula="of:=INT(60000*[.$A26]/[.E$4])" office:value-type="float" office:value="14754" calcext:value-type="float">
            <text:p>14754</text:p>
          </table:table-cell>
          <table:table-cell table:formula="of:=INT(60000*[.$A26]/[.F$4])" office:value-type="float" office:value="15000" calcext:value-type="float">
            <text:p>15000</text:p>
          </table:table-cell>
          <table:table-cell table:formula="of:=INT(60000*[.$A26]/[.G$4])" office:value-type="float" office:value="15254" calcext:value-type="float">
            <text:p>15254</text:p>
          </table:table-cell>
          <table:table-cell table:formula="of:=INT(60000*[.$A26]/[.H$4])" office:value-type="float" office:value="15517" calcext:value-type="float">
            <text:p>15517</text:p>
          </table:table-cell>
          <table:table-cell table:formula="of:=INT(60000*[.$A26]/[.I$4])" office:value-type="float" office:value="15789" calcext:value-type="float">
            <text:p>15789</text:p>
          </table:table-cell>
          <table:table-cell table:formula="of:=INT(60000*[.$A26]/[.J$4])" office:value-type="float" office:value="16071" calcext:value-type="float">
            <text:p>16071</text:p>
          </table:table-cell>
          <table:table-cell table:formula="of:=INT(60000*[.$A26]/[.K$4])" office:value-type="float" office:value="16363" calcext:value-type="float">
            <text:p>16363</text:p>
          </table:table-cell>
          <table:table-cell table:formula="of:=INT(60000*[.$A26]/[.L$4])" office:value-type="float" office:value="16666" calcext:value-type="float">
            <text:p>16666</text:p>
          </table:table-cell>
          <table:table-cell table:formula="of:=INT(60000*[.$A26]/[.M$4])" office:value-type="float" office:value="16981" calcext:value-type="float">
            <text:p>16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60000*[.$A27]/[.B$4])" office:value-type="float" office:value="15000" calcext:value-type="float">
            <text:p>15000</text:p>
          </table:table-cell>
          <table:table-cell table:formula="of:=INT(60000*[.$A27]/[.C$4])" office:value-type="float" office:value="15238" calcext:value-type="float">
            <text:p>15238</text:p>
          </table:table-cell>
          <table:table-cell table:formula="of:=INT(60000*[.$A27]/[.D$4])" office:value-type="float" office:value="15483" calcext:value-type="float">
            <text:p>15483</text:p>
          </table:table-cell>
          <table:table-cell table:formula="of:=INT(60000*[.$A27]/[.E$4])" office:value-type="float" office:value="15737" calcext:value-type="float">
            <text:p>15737</text:p>
          </table:table-cell>
          <table:table-cell table:formula="of:=INT(60000*[.$A27]/[.F$4])" office:value-type="float" office:value="16000" calcext:value-type="float">
            <text:p>16000</text:p>
          </table:table-cell>
          <table:table-cell table:formula="of:=INT(60000*[.$A27]/[.G$4])" office:value-type="float" office:value="16271" calcext:value-type="float">
            <text:p>16271</text:p>
          </table:table-cell>
          <table:table-cell table:formula="of:=INT(60000*[.$A27]/[.H$4])" office:value-type="float" office:value="16551" calcext:value-type="float">
            <text:p>16551</text:p>
          </table:table-cell>
          <table:table-cell table:formula="of:=INT(60000*[.$A27]/[.I$4])" office:value-type="float" office:value="16842" calcext:value-type="float">
            <text:p>16842</text:p>
          </table:table-cell>
          <table:table-cell table:formula="of:=INT(60000*[.$A27]/[.J$4])" office:value-type="float" office:value="17142" calcext:value-type="float">
            <text:p>17142</text:p>
          </table:table-cell>
          <table:table-cell table:formula="of:=INT(60000*[.$A27]/[.K$4])" office:value-type="float" office:value="17454" calcext:value-type="float">
            <text:p>17454</text:p>
          </table:table-cell>
          <table:table-cell table:formula="of:=INT(60000*[.$A27]/[.L$4])" office:value-type="float" office:value="17777" calcext:value-type="float">
            <text:p>17777</text:p>
          </table:table-cell>
          <table:table-cell table:formula="of:=INT(60000*[.$A27]/[.M$4])" office:value-type="float" office:value="18113" calcext:value-type="float">
            <text:p>18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60000*[.$A28]/[.B$4])" office:value-type="float" office:value="15937" calcext:value-type="float">
            <text:p>15937</text:p>
          </table:table-cell>
          <table:table-cell table:formula="of:=INT(60000*[.$A28]/[.C$4])" office:value-type="float" office:value="16190" calcext:value-type="float">
            <text:p>16190</text:p>
          </table:table-cell>
          <table:table-cell table:formula="of:=INT(60000*[.$A28]/[.D$4])" office:value-type="float" office:value="16451" calcext:value-type="float">
            <text:p>16451</text:p>
          </table:table-cell>
          <table:table-cell table:formula="of:=INT(60000*[.$A28]/[.E$4])" office:value-type="float" office:value="16721" calcext:value-type="float">
            <text:p>16721</text:p>
          </table:table-cell>
          <table:table-cell table:formula="of:=INT(60000*[.$A28]/[.F$4])" office:value-type="float" office:value="17000" calcext:value-type="float">
            <text:p>17000</text:p>
          </table:table-cell>
          <table:table-cell table:formula="of:=INT(60000*[.$A28]/[.G$4])" office:value-type="float" office:value="17288" calcext:value-type="float">
            <text:p>17288</text:p>
          </table:table-cell>
          <table:table-cell table:formula="of:=INT(60000*[.$A28]/[.H$4])" office:value-type="float" office:value="17586" calcext:value-type="float">
            <text:p>17586</text:p>
          </table:table-cell>
          <table:table-cell table:formula="of:=INT(60000*[.$A28]/[.I$4])" office:value-type="float" office:value="17894" calcext:value-type="float">
            <text:p>17894</text:p>
          </table:table-cell>
          <table:table-cell table:formula="of:=INT(60000*[.$A28]/[.J$4])" office:value-type="float" office:value="18214" calcext:value-type="float">
            <text:p>18214</text:p>
          </table:table-cell>
          <table:table-cell table:formula="of:=INT(60000*[.$A28]/[.K$4])" office:value-type="float" office:value="18545" calcext:value-type="float">
            <text:p>18545</text:p>
          </table:table-cell>
          <table:table-cell table:formula="of:=INT(60000*[.$A28]/[.L$4])" office:value-type="float" office:value="18888" calcext:value-type="float">
            <text:p>18888</text:p>
          </table:table-cell>
          <table:table-cell table:formula="of:=INT(60000*[.$A28]/[.M$4])" office:value-type="float" office:value="19245" calcext:value-type="float">
            <text:p>19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60000*[.$A29]/[.B$4])" office:value-type="float" office:value="16875" calcext:value-type="float">
            <text:p>16875</text:p>
          </table:table-cell>
          <table:table-cell table:formula="of:=INT(60000*[.$A29]/[.C$4])" office:value-type="float" office:value="17142" calcext:value-type="float">
            <text:p>17142</text:p>
          </table:table-cell>
          <table:table-cell table:formula="of:=INT(60000*[.$A29]/[.D$4])" office:value-type="float" office:value="17419" calcext:value-type="float">
            <text:p>17419</text:p>
          </table:table-cell>
          <table:table-cell table:formula="of:=INT(60000*[.$A29]/[.E$4])" office:value-type="float" office:value="17704" calcext:value-type="float">
            <text:p>17704</text:p>
          </table:table-cell>
          <table:table-cell table:formula="of:=INT(60000*[.$A29]/[.F$4])" office:value-type="float" office:value="18000" calcext:value-type="float">
            <text:p>18000</text:p>
          </table:table-cell>
          <table:table-cell table:formula="of:=INT(60000*[.$A29]/[.G$4])" office:value-type="float" office:value="18305" calcext:value-type="float">
            <text:p>18305</text:p>
          </table:table-cell>
          <table:table-cell table:formula="of:=INT(60000*[.$A29]/[.H$4])" office:value-type="float" office:value="18620" calcext:value-type="float">
            <text:p>18620</text:p>
          </table:table-cell>
          <table:table-cell table:formula="of:=INT(60000*[.$A29]/[.I$4])" office:value-type="float" office:value="18947" calcext:value-type="float">
            <text:p>18947</text:p>
          </table:table-cell>
          <table:table-cell table:formula="of:=INT(60000*[.$A29]/[.J$4])" office:value-type="float" office:value="19285" calcext:value-type="float">
            <text:p>19285</text:p>
          </table:table-cell>
          <table:table-cell table:formula="of:=INT(60000*[.$A29]/[.K$4])" office:value-type="float" office:value="19636" calcext:value-type="float">
            <text:p>19636</text:p>
          </table:table-cell>
          <table:table-cell table:formula="of:=INT(60000*[.$A29]/[.L$4])" office:value-type="float" office:value="20000" calcext:value-type="float">
            <text:p>20000</text:p>
          </table:table-cell>
          <table:table-cell table:formula="of:=INT(60000*[.$A29]/[.M$4])"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60000*[.$A30]/[.B$4])" office:value-type="float" office:value="17812" calcext:value-type="float">
            <text:p>17812</text:p>
          </table:table-cell>
          <table:table-cell table:formula="of:=INT(60000*[.$A30]/[.C$4])" office:value-type="float" office:value="18095" calcext:value-type="float">
            <text:p>18095</text:p>
          </table:table-cell>
          <table:table-cell table:formula="of:=INT(60000*[.$A30]/[.D$4])" office:value-type="float" office:value="18387" calcext:value-type="float">
            <text:p>18387</text:p>
          </table:table-cell>
          <table:table-cell table:formula="of:=INT(60000*[.$A30]/[.E$4])" office:value-type="float" office:value="18688" calcext:value-type="float">
            <text:p>18688</text:p>
          </table:table-cell>
          <table:table-cell table:formula="of:=INT(60000*[.$A30]/[.F$4])" office:value-type="float" office:value="19000" calcext:value-type="float">
            <text:p>19000</text:p>
          </table:table-cell>
          <table:table-cell table:formula="of:=INT(60000*[.$A30]/[.G$4])" office:value-type="float" office:value="19322" calcext:value-type="float">
            <text:p>19322</text:p>
          </table:table-cell>
          <table:table-cell table:formula="of:=INT(60000*[.$A30]/[.H$4])" office:value-type="float" office:value="19655" calcext:value-type="float">
            <text:p>19655</text:p>
          </table:table-cell>
          <table:table-cell table:formula="of:=INT(60000*[.$A30]/[.I$4])" office:value-type="float" office:value="20000" calcext:value-type="float">
            <text:p>20000</text:p>
          </table:table-cell>
          <table:table-cell table:formula="of:=INT(60000*[.$A30]/[.J$4])" office:value-type="float" office:value="20357" calcext:value-type="float">
            <text:p>20357</text:p>
          </table:table-cell>
          <table:table-cell table:formula="of:=INT(60000*[.$A30]/[.K$4])" office:value-type="float" office:value="20727" calcext:value-type="float">
            <text:p>20727</text:p>
          </table:table-cell>
          <table:table-cell table:formula="of:=INT(60000*[.$A30]/[.L$4])" office:value-type="float" office:value="21111" calcext:value-type="float">
            <text:p>21111</text:p>
          </table:table-cell>
          <table:table-cell table:formula="of:=INT(60000*[.$A30]/[.M$4])" office:value-type="float" office:value="21509" calcext:value-type="float">
            <text:p>21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60000*[.$A31]/[.B$4])" office:value-type="float" office:value="18750" calcext:value-type="float">
            <text:p>18750</text:p>
          </table:table-cell>
          <table:table-cell table:formula="of:=INT(60000*[.$A31]/[.C$4])" office:value-type="float" office:value="19047" calcext:value-type="float">
            <text:p>19047</text:p>
          </table:table-cell>
          <table:table-cell table:formula="of:=INT(60000*[.$A31]/[.D$4])" office:value-type="float" office:value="19354" calcext:value-type="float">
            <text:p>19354</text:p>
          </table:table-cell>
          <table:table-cell table:formula="of:=INT(60000*[.$A31]/[.E$4])" office:value-type="float" office:value="19672" calcext:value-type="float">
            <text:p>19672</text:p>
          </table:table-cell>
          <table:table-cell table:formula="of:=INT(60000*[.$A31]/[.F$4])" office:value-type="float" office:value="20000" calcext:value-type="float">
            <text:p>20000</text:p>
          </table:table-cell>
          <table:table-cell table:formula="of:=INT(60000*[.$A31]/[.G$4])" office:value-type="float" office:value="20338" calcext:value-type="float">
            <text:p>20338</text:p>
          </table:table-cell>
          <table:table-cell table:formula="of:=INT(60000*[.$A31]/[.H$4])" office:value-type="float" office:value="20689" calcext:value-type="float">
            <text:p>20689</text:p>
          </table:table-cell>
          <table:table-cell table:formula="of:=INT(60000*[.$A31]/[.I$4])" office:value-type="float" office:value="21052" calcext:value-type="float">
            <text:p>21052</text:p>
          </table:table-cell>
          <table:table-cell table:formula="of:=INT(60000*[.$A31]/[.J$4])" office:value-type="float" office:value="21428" calcext:value-type="float">
            <text:p>21428</text:p>
          </table:table-cell>
          <table:table-cell table:formula="of:=INT(60000*[.$A31]/[.K$4])" office:value-type="float" office:value="21818" calcext:value-type="float">
            <text:p>21818</text:p>
          </table:table-cell>
          <table:table-cell table:formula="of:=INT(60000*[.$A31]/[.L$4])" office:value-type="float" office:value="22222" calcext:value-type="float">
            <text:p>22222</text:p>
          </table:table-cell>
          <table:table-cell table:formula="of:=INT(60000*[.$A31]/[.M$4])"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60000*[.$A32]/[.B$4])" office:value-type="float" office:value="19687" calcext:value-type="float">
            <text:p>19687</text:p>
          </table:table-cell>
          <table:table-cell table:formula="of:=INT(60000*[.$A32]/[.C$4])" office:value-type="float" office:value="20000" calcext:value-type="float">
            <text:p>20000</text:p>
          </table:table-cell>
          <table:table-cell table:formula="of:=INT(60000*[.$A32]/[.D$4])" office:value-type="float" office:value="20322" calcext:value-type="float">
            <text:p>20322</text:p>
          </table:table-cell>
          <table:table-cell table:formula="of:=INT(60000*[.$A32]/[.E$4])" office:value-type="float" office:value="20655" calcext:value-type="float">
            <text:p>20655</text:p>
          </table:table-cell>
          <table:table-cell table:formula="of:=INT(60000*[.$A32]/[.F$4])" office:value-type="float" office:value="21000" calcext:value-type="float">
            <text:p>21000</text:p>
          </table:table-cell>
          <table:table-cell table:formula="of:=INT(60000*[.$A32]/[.G$4])" office:value-type="float" office:value="21355" calcext:value-type="float">
            <text:p>21355</text:p>
          </table:table-cell>
          <table:table-cell table:formula="of:=INT(60000*[.$A32]/[.H$4])" office:value-type="float" office:value="21724" calcext:value-type="float">
            <text:p>21724</text:p>
          </table:table-cell>
          <table:table-cell table:formula="of:=INT(60000*[.$A32]/[.I$4])" office:value-type="float" office:value="22105" calcext:value-type="float">
            <text:p>22105</text:p>
          </table:table-cell>
          <table:table-cell table:formula="of:=INT(60000*[.$A32]/[.J$4])" office:value-type="float" office:value="22500" calcext:value-type="float">
            <text:p>22500</text:p>
          </table:table-cell>
          <table:table-cell table:formula="of:=INT(60000*[.$A32]/[.K$4])" office:value-type="float" office:value="22909" calcext:value-type="float">
            <text:p>22909</text:p>
          </table:table-cell>
          <table:table-cell table:formula="of:=INT(60000*[.$A32]/[.L$4])" office:value-type="float" office:value="23333" calcext:value-type="float">
            <text:p>23333</text:p>
          </table:table-cell>
          <table:table-cell table:formula="of:=INT(60000*[.$A32]/[.M$4])" office:value-type="float" office:value="23773" calcext:value-type="float">
            <text:p>237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60000*[.$A33]/[.B$4])" office:value-type="float" office:value="20625" calcext:value-type="float">
            <text:p>20625</text:p>
          </table:table-cell>
          <table:table-cell table:formula="of:=INT(60000*[.$A33]/[.C$4])" office:value-type="float" office:value="20952" calcext:value-type="float">
            <text:p>20952</text:p>
          </table:table-cell>
          <table:table-cell table:formula="of:=INT(60000*[.$A33]/[.D$4])" office:value-type="float" office:value="21290" calcext:value-type="float">
            <text:p>21290</text:p>
          </table:table-cell>
          <table:table-cell table:formula="of:=INT(60000*[.$A33]/[.E$4])" office:value-type="float" office:value="21639" calcext:value-type="float">
            <text:p>21639</text:p>
          </table:table-cell>
          <table:table-cell table:formula="of:=INT(60000*[.$A33]/[.F$4])" office:value-type="float" office:value="22000" calcext:value-type="float">
            <text:p>22000</text:p>
          </table:table-cell>
          <table:table-cell table:formula="of:=INT(60000*[.$A33]/[.G$4])" office:value-type="float" office:value="22372" calcext:value-type="float">
            <text:p>22372</text:p>
          </table:table-cell>
          <table:table-cell table:formula="of:=INT(60000*[.$A33]/[.H$4])" office:value-type="float" office:value="22758" calcext:value-type="float">
            <text:p>22758</text:p>
          </table:table-cell>
          <table:table-cell table:formula="of:=INT(60000*[.$A33]/[.I$4])" office:value-type="float" office:value="23157" calcext:value-type="float">
            <text:p>23157</text:p>
          </table:table-cell>
          <table:table-cell table:formula="of:=INT(60000*[.$A33]/[.J$4])" office:value-type="float" office:value="23571" calcext:value-type="float">
            <text:p>23571</text:p>
          </table:table-cell>
          <table:table-cell table:formula="of:=INT(60000*[.$A33]/[.K$4])" office:value-type="float" office:value="24000" calcext:value-type="float">
            <text:p>24000</text:p>
          </table:table-cell>
          <table:table-cell table:formula="of:=INT(60000*[.$A33]/[.L$4])" office:value-type="float" office:value="24444" calcext:value-type="float">
            <text:p>24444</text:p>
          </table:table-cell>
          <table:table-cell table:formula="of:=INT(60000*[.$A33]/[.M$4])" office:value-type="float" office:value="24905" calcext:value-type="float">
            <text:p>24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60000*[.$A34]/[.B$4])" office:value-type="float" office:value="21562" calcext:value-type="float">
            <text:p>21562</text:p>
          </table:table-cell>
          <table:table-cell table:formula="of:=INT(60000*[.$A34]/[.C$4])" office:value-type="float" office:value="21904" calcext:value-type="float">
            <text:p>21904</text:p>
          </table:table-cell>
          <table:table-cell table:formula="of:=INT(60000*[.$A34]/[.D$4])" office:value-type="float" office:value="22258" calcext:value-type="float">
            <text:p>22258</text:p>
          </table:table-cell>
          <table:table-cell table:formula="of:=INT(60000*[.$A34]/[.E$4])" office:value-type="float" office:value="22622" calcext:value-type="float">
            <text:p>22622</text:p>
          </table:table-cell>
          <table:table-cell table:formula="of:=INT(60000*[.$A34]/[.F$4])" office:value-type="float" office:value="23000" calcext:value-type="float">
            <text:p>23000</text:p>
          </table:table-cell>
          <table:table-cell table:formula="of:=INT(60000*[.$A34]/[.G$4])" office:value-type="float" office:value="23389" calcext:value-type="float">
            <text:p>23389</text:p>
          </table:table-cell>
          <table:table-cell table:formula="of:=INT(60000*[.$A34]/[.H$4])" office:value-type="float" office:value="23793" calcext:value-type="float">
            <text:p>23793</text:p>
          </table:table-cell>
          <table:table-cell table:formula="of:=INT(60000*[.$A34]/[.I$4])" office:value-type="float" office:value="24210" calcext:value-type="float">
            <text:p>24210</text:p>
          </table:table-cell>
          <table:table-cell table:formula="of:=INT(60000*[.$A34]/[.J$4])" office:value-type="float" office:value="24642" calcext:value-type="float">
            <text:p>24642</text:p>
          </table:table-cell>
          <table:table-cell table:formula="of:=INT(60000*[.$A34]/[.K$4])" office:value-type="float" office:value="25090" calcext:value-type="float">
            <text:p>25090</text:p>
          </table:table-cell>
          <table:table-cell table:formula="of:=INT(60000*[.$A34]/[.L$4])" office:value-type="float" office:value="25555" calcext:value-type="float">
            <text:p>25555</text:p>
          </table:table-cell>
          <table:table-cell table:formula="of:=INT(60000*[.$A34]/[.M$4])" office:value-type="float" office:value="26037" calcext:value-type="float">
            <text:p>260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60000*[.$A35]/[.B$4])" office:value-type="float" office:value="22500" calcext:value-type="float">
            <text:p>22500</text:p>
          </table:table-cell>
          <table:table-cell table:formula="of:=INT(60000*[.$A35]/[.C$4])" office:value-type="float" office:value="22857" calcext:value-type="float">
            <text:p>22857</text:p>
          </table:table-cell>
          <table:table-cell table:formula="of:=INT(60000*[.$A35]/[.D$4])" office:value-type="float" office:value="23225" calcext:value-type="float">
            <text:p>23225</text:p>
          </table:table-cell>
          <table:table-cell table:formula="of:=INT(60000*[.$A35]/[.E$4])" office:value-type="float" office:value="23606" calcext:value-type="float">
            <text:p>23606</text:p>
          </table:table-cell>
          <table:table-cell table:formula="of:=INT(60000*[.$A35]/[.F$4])" office:value-type="float" office:value="24000" calcext:value-type="float">
            <text:p>24000</text:p>
          </table:table-cell>
          <table:table-cell table:formula="of:=INT(60000*[.$A35]/[.G$4])" office:value-type="float" office:value="24406" calcext:value-type="float">
            <text:p>24406</text:p>
          </table:table-cell>
          <table:table-cell table:formula="of:=INT(60000*[.$A35]/[.H$4])" office:value-type="float" office:value="24827" calcext:value-type="float">
            <text:p>24827</text:p>
          </table:table-cell>
          <table:table-cell table:formula="of:=INT(60000*[.$A35]/[.I$4])" office:value-type="float" office:value="25263" calcext:value-type="float">
            <text:p>25263</text:p>
          </table:table-cell>
          <table:table-cell table:formula="of:=INT(60000*[.$A35]/[.J$4])" office:value-type="float" office:value="25714" calcext:value-type="float">
            <text:p>25714</text:p>
          </table:table-cell>
          <table:table-cell table:formula="of:=INT(60000*[.$A35]/[.K$4])" office:value-type="float" office:value="26181" calcext:value-type="float">
            <text:p>26181</text:p>
          </table:table-cell>
          <table:table-cell table:formula="of:=INT(60000*[.$A35]/[.L$4])" office:value-type="float" office:value="26666" calcext:value-type="float">
            <text:p>26666</text:p>
          </table:table-cell>
          <table:table-cell table:formula="of:=INT(60000*[.$A35]/[.M$4])" office:value-type="float" office:value="27169" calcext:value-type="float">
            <text:p>271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60000*[.$A36]/[.B$4])" office:value-type="float" office:value="23437" calcext:value-type="float">
            <text:p>23437</text:p>
          </table:table-cell>
          <table:table-cell table:formula="of:=INT(60000*[.$A36]/[.C$4])" office:value-type="float" office:value="23809" calcext:value-type="float">
            <text:p>23809</text:p>
          </table:table-cell>
          <table:table-cell table:formula="of:=INT(60000*[.$A36]/[.D$4])" office:value-type="float" office:value="24193" calcext:value-type="float">
            <text:p>24193</text:p>
          </table:table-cell>
          <table:table-cell table:formula="of:=INT(60000*[.$A36]/[.E$4])" office:value-type="float" office:value="24590" calcext:value-type="float">
            <text:p>24590</text:p>
          </table:table-cell>
          <table:table-cell table:formula="of:=INT(60000*[.$A36]/[.F$4])" office:value-type="float" office:value="25000" calcext:value-type="float">
            <text:p>25000</text:p>
          </table:table-cell>
          <table:table-cell table:formula="of:=INT(60000*[.$A36]/[.G$4])" office:value-type="float" office:value="25423" calcext:value-type="float">
            <text:p>25423</text:p>
          </table:table-cell>
          <table:table-cell table:formula="of:=INT(60000*[.$A36]/[.H$4])" office:value-type="float" office:value="25862" calcext:value-type="float">
            <text:p>25862</text:p>
          </table:table-cell>
          <table:table-cell table:formula="of:=INT(60000*[.$A36]/[.I$4])" office:value-type="float" office:value="26315" calcext:value-type="float">
            <text:p>26315</text:p>
          </table:table-cell>
          <table:table-cell table:formula="of:=INT(60000*[.$A36]/[.J$4])" office:value-type="float" office:value="26785" calcext:value-type="float">
            <text:p>26785</text:p>
          </table:table-cell>
          <table:table-cell table:formula="of:=INT(60000*[.$A36]/[.K$4])" office:value-type="float" office:value="27272" calcext:value-type="float">
            <text:p>27272</text:p>
          </table:table-cell>
          <table:table-cell table:formula="of:=INT(60000*[.$A36]/[.L$4])" office:value-type="float" office:value="27777" calcext:value-type="float">
            <text:p>27777</text:p>
          </table:table-cell>
          <table:table-cell table:formula="of:=INT(60000*[.$A36]/[.M$4])" office:value-type="float" office:value="28301" calcext:value-type="float">
            <text:p>28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60000*[.$A37]/[.B$4])" office:value-type="float" office:value="24375" calcext:value-type="float">
            <text:p>24375</text:p>
          </table:table-cell>
          <table:table-cell table:formula="of:=INT(60000*[.$A37]/[.C$4])" office:value-type="float" office:value="24761" calcext:value-type="float">
            <text:p>24761</text:p>
          </table:table-cell>
          <table:table-cell table:formula="of:=INT(60000*[.$A37]/[.D$4])" office:value-type="float" office:value="25161" calcext:value-type="float">
            <text:p>25161</text:p>
          </table:table-cell>
          <table:table-cell table:formula="of:=INT(60000*[.$A37]/[.E$4])" office:value-type="float" office:value="25573" calcext:value-type="float">
            <text:p>25573</text:p>
          </table:table-cell>
          <table:table-cell table:formula="of:=INT(60000*[.$A37]/[.F$4])" office:value-type="float" office:value="26000" calcext:value-type="float">
            <text:p>26000</text:p>
          </table:table-cell>
          <table:table-cell table:formula="of:=INT(60000*[.$A37]/[.G$4])" office:value-type="float" office:value="26440" calcext:value-type="float">
            <text:p>26440</text:p>
          </table:table-cell>
          <table:table-cell table:formula="of:=INT(60000*[.$A37]/[.H$4])" office:value-type="float" office:value="26896" calcext:value-type="float">
            <text:p>26896</text:p>
          </table:table-cell>
          <table:table-cell table:formula="of:=INT(60000*[.$A37]/[.I$4])" office:value-type="float" office:value="27368" calcext:value-type="float">
            <text:p>27368</text:p>
          </table:table-cell>
          <table:table-cell table:formula="of:=INT(60000*[.$A37]/[.J$4])" office:value-type="float" office:value="27857" calcext:value-type="float">
            <text:p>27857</text:p>
          </table:table-cell>
          <table:table-cell table:formula="of:=INT(60000*[.$A37]/[.K$4])" office:value-type="float" office:value="28363" calcext:value-type="float">
            <text:p>28363</text:p>
          </table:table-cell>
          <table:table-cell table:formula="of:=INT(60000*[.$A37]/[.L$4])" office:value-type="float" office:value="28888" calcext:value-type="float">
            <text:p>28888</text:p>
          </table:table-cell>
          <table:table-cell table:formula="of:=INT(60000*[.$A37]/[.M$4])" office:value-type="float" office:value="29433" calcext:value-type="float">
            <text:p>29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60000*[.$A38]/[.B$4])" office:value-type="float" office:value="25312" calcext:value-type="float">
            <text:p>25312</text:p>
          </table:table-cell>
          <table:table-cell table:formula="of:=INT(60000*[.$A38]/[.C$4])" office:value-type="float" office:value="25714" calcext:value-type="float">
            <text:p>25714</text:p>
          </table:table-cell>
          <table:table-cell table:formula="of:=INT(60000*[.$A38]/[.D$4])" office:value-type="float" office:value="26129" calcext:value-type="float">
            <text:p>26129</text:p>
          </table:table-cell>
          <table:table-cell table:formula="of:=INT(60000*[.$A38]/[.E$4])" office:value-type="float" office:value="26557" calcext:value-type="float">
            <text:p>26557</text:p>
          </table:table-cell>
          <table:table-cell table:formula="of:=INT(60000*[.$A38]/[.F$4])" office:value-type="float" office:value="27000" calcext:value-type="float">
            <text:p>27000</text:p>
          </table:table-cell>
          <table:table-cell table:formula="of:=INT(60000*[.$A38]/[.G$4])" office:value-type="float" office:value="27457" calcext:value-type="float">
            <text:p>27457</text:p>
          </table:table-cell>
          <table:table-cell table:formula="of:=INT(60000*[.$A38]/[.H$4])" office:value-type="float" office:value="27931" calcext:value-type="float">
            <text:p>27931</text:p>
          </table:table-cell>
          <table:table-cell table:formula="of:=INT(60000*[.$A38]/[.I$4])" office:value-type="float" office:value="28421" calcext:value-type="float">
            <text:p>28421</text:p>
          </table:table-cell>
          <table:table-cell table:formula="of:=INT(60000*[.$A38]/[.J$4])" office:value-type="float" office:value="28928" calcext:value-type="float">
            <text:p>28928</text:p>
          </table:table-cell>
          <table:table-cell table:formula="of:=INT(60000*[.$A38]/[.K$4])" office:value-type="float" office:value="29454" calcext:value-type="float">
            <text:p>29454</text:p>
          </table:table-cell>
          <table:table-cell table:formula="of:=INT(60000*[.$A38]/[.L$4])" office:value-type="float" office:value="30000" calcext:value-type="float">
            <text:p>30000</text:p>
          </table:table-cell>
          <table:table-cell table:formula="of:=INT(60000*[.$A38]/[.M$4])" office:value-type="float" office:value="30566" calcext:value-type="float">
            <text:p>30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60000*[.$A39]/[.B$4])" office:value-type="float" office:value="26250" calcext:value-type="float">
            <text:p>26250</text:p>
          </table:table-cell>
          <table:table-cell table:formula="of:=INT(60000*[.$A39]/[.C$4])" office:value-type="float" office:value="26666" calcext:value-type="float">
            <text:p>26666</text:p>
          </table:table-cell>
          <table:table-cell table:formula="of:=INT(60000*[.$A39]/[.D$4])" office:value-type="float" office:value="27096" calcext:value-type="float">
            <text:p>27096</text:p>
          </table:table-cell>
          <table:table-cell table:formula="of:=INT(60000*[.$A39]/[.E$4])" office:value-type="float" office:value="27540" calcext:value-type="float">
            <text:p>27540</text:p>
          </table:table-cell>
          <table:table-cell table:formula="of:=INT(60000*[.$A39]/[.F$4])" office:value-type="float" office:value="28000" calcext:value-type="float">
            <text:p>28000</text:p>
          </table:table-cell>
          <table:table-cell table:formula="of:=INT(60000*[.$A39]/[.G$4])" office:value-type="float" office:value="28474" calcext:value-type="float">
            <text:p>28474</text:p>
          </table:table-cell>
          <table:table-cell table:formula="of:=INT(60000*[.$A39]/[.H$4])" office:value-type="float" office:value="28965" calcext:value-type="float">
            <text:p>28965</text:p>
          </table:table-cell>
          <table:table-cell table:formula="of:=INT(60000*[.$A39]/[.I$4])" office:value-type="float" office:value="29473" calcext:value-type="float">
            <text:p>29473</text:p>
          </table:table-cell>
          <table:table-cell table:formula="of:=INT(60000*[.$A39]/[.J$4])" office:value-type="float" office:value="30000" calcext:value-type="float">
            <text:p>30000</text:p>
          </table:table-cell>
          <table:table-cell table:formula="of:=INT(60000*[.$A39]/[.K$4])" office:value-type="float" office:value="30545" calcext:value-type="float">
            <text:p>30545</text:p>
          </table:table-cell>
          <table:table-cell table:formula="of:=INT(60000*[.$A39]/[.L$4])" office:value-type="float" office:value="31111" calcext:value-type="float">
            <text:p>31111</text:p>
          </table:table-cell>
          <table:table-cell table:formula="of:=INT(60000*[.$A39]/[.M$4])" office:value-type="float" office:value="31698" calcext:value-type="float">
            <text:p>31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60000*[.$A40]/[.B$4])" office:value-type="float" office:value="27187" calcext:value-type="float">
            <text:p>27187</text:p>
          </table:table-cell>
          <table:table-cell table:formula="of:=INT(60000*[.$A40]/[.C$4])" office:value-type="float" office:value="27619" calcext:value-type="float">
            <text:p>27619</text:p>
          </table:table-cell>
          <table:table-cell table:formula="of:=INT(60000*[.$A40]/[.D$4])" office:value-type="float" office:value="28064" calcext:value-type="float">
            <text:p>28064</text:p>
          </table:table-cell>
          <table:table-cell table:formula="of:=INT(60000*[.$A40]/[.E$4])" office:value-type="float" office:value="28524" calcext:value-type="float">
            <text:p>28524</text:p>
          </table:table-cell>
          <table:table-cell table:formula="of:=INT(60000*[.$A40]/[.F$4])" office:value-type="float" office:value="29000" calcext:value-type="float">
            <text:p>29000</text:p>
          </table:table-cell>
          <table:table-cell table:formula="of:=INT(60000*[.$A40]/[.G$4])" office:value-type="float" office:value="29491" calcext:value-type="float">
            <text:p>29491</text:p>
          </table:table-cell>
          <table:table-cell table:formula="of:=INT(60000*[.$A40]/[.H$4])" office:value-type="float" office:value="30000" calcext:value-type="float">
            <text:p>30000</text:p>
          </table:table-cell>
          <table:table-cell table:formula="of:=INT(60000*[.$A40]/[.I$4])" office:value-type="float" office:value="30526" calcext:value-type="float">
            <text:p>30526</text:p>
          </table:table-cell>
          <table:table-cell table:formula="of:=INT(60000*[.$A40]/[.J$4])" office:value-type="float" office:value="31071" calcext:value-type="float">
            <text:p>31071</text:p>
          </table:table-cell>
          <table:table-cell table:formula="of:=INT(60000*[.$A40]/[.K$4])" office:value-type="float" office:value="31636" calcext:value-type="float">
            <text:p>31636</text:p>
          </table:table-cell>
          <table:table-cell table:formula="of:=INT(60000*[.$A40]/[.L$4])" office:value-type="float" office:value="32222" calcext:value-type="float">
            <text:p>32222</text:p>
          </table:table-cell>
          <table:table-cell table:formula="of:=INT(60000*[.$A40]/[.M$4])" office:value-type="float" office:value="32830" calcext:value-type="float">
            <text:p>328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60000*[.$A41]/[.B$4])" office:value-type="float" office:value="28125" calcext:value-type="float">
            <text:p>28125</text:p>
          </table:table-cell>
          <table:table-cell table:formula="of:=INT(60000*[.$A41]/[.C$4])" office:value-type="float" office:value="28571" calcext:value-type="float">
            <text:p>28571</text:p>
          </table:table-cell>
          <table:table-cell table:formula="of:=INT(60000*[.$A41]/[.D$4])" office:value-type="float" office:value="29032" calcext:value-type="float">
            <text:p>29032</text:p>
          </table:table-cell>
          <table:table-cell table:formula="of:=INT(60000*[.$A41]/[.E$4])" office:value-type="float" office:value="29508" calcext:value-type="float">
            <text:p>29508</text:p>
          </table:table-cell>
          <table:table-cell table:formula="of:=INT(60000*[.$A41]/[.F$4])" office:value-type="float" office:value="30000" calcext:value-type="float">
            <text:p>30000</text:p>
          </table:table-cell>
          <table:table-cell table:formula="of:=INT(60000*[.$A41]/[.G$4])" office:value-type="float" office:value="30508" calcext:value-type="float">
            <text:p>30508</text:p>
          </table:table-cell>
          <table:table-cell table:formula="of:=INT(60000*[.$A41]/[.H$4])" office:value-type="float" office:value="31034" calcext:value-type="float">
            <text:p>31034</text:p>
          </table:table-cell>
          <table:table-cell table:formula="of:=INT(60000*[.$A41]/[.I$4])" office:value-type="float" office:value="31578" calcext:value-type="float">
            <text:p>31578</text:p>
          </table:table-cell>
          <table:table-cell table:formula="of:=INT(60000*[.$A41]/[.J$4])" office:value-type="float" office:value="32142" calcext:value-type="float">
            <text:p>32142</text:p>
          </table:table-cell>
          <table:table-cell table:formula="of:=INT(60000*[.$A41]/[.K$4])" office:value-type="float" office:value="32727" calcext:value-type="float">
            <text:p>32727</text:p>
          </table:table-cell>
          <table:table-cell table:formula="of:=INT(60000*[.$A41]/[.L$4])" office:value-type="float" office:value="33333" calcext:value-type="float">
            <text:p>33333</text:p>
          </table:table-cell>
          <table:table-cell table:formula="of:=INT(60000*[.$A41]/[.M$4])" office:value-type="float" office:value="33962" calcext:value-type="float">
            <text:p>33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60000*[.$A42]/[.B$4])" office:value-type="float" office:value="29062" calcext:value-type="float">
            <text:p>29062</text:p>
          </table:table-cell>
          <table:table-cell table:formula="of:=INT(60000*[.$A42]/[.C$4])" office:value-type="float" office:value="29523" calcext:value-type="float">
            <text:p>29523</text:p>
          </table:table-cell>
          <table:table-cell table:formula="of:=INT(60000*[.$A42]/[.D$4])" office:value-type="float" office:value="30000" calcext:value-type="float">
            <text:p>30000</text:p>
          </table:table-cell>
          <table:table-cell table:formula="of:=INT(60000*[.$A42]/[.E$4])" office:value-type="float" office:value="30491" calcext:value-type="float">
            <text:p>30491</text:p>
          </table:table-cell>
          <table:table-cell table:formula="of:=INT(60000*[.$A42]/[.F$4])" office:value-type="float" office:value="31000" calcext:value-type="float">
            <text:p>31000</text:p>
          </table:table-cell>
          <table:table-cell table:formula="of:=INT(60000*[.$A42]/[.G$4])" office:value-type="float" office:value="31525" calcext:value-type="float">
            <text:p>31525</text:p>
          </table:table-cell>
          <table:table-cell table:formula="of:=INT(60000*[.$A42]/[.H$4])" office:value-type="float" office:value="32068" calcext:value-type="float">
            <text:p>32068</text:p>
          </table:table-cell>
          <table:table-cell table:formula="of:=INT(60000*[.$A42]/[.I$4])" office:value-type="float" office:value="32631" calcext:value-type="float">
            <text:p>32631</text:p>
          </table:table-cell>
          <table:table-cell table:formula="of:=INT(60000*[.$A42]/[.J$4])" office:value-type="float" office:value="33214" calcext:value-type="float">
            <text:p>33214</text:p>
          </table:table-cell>
          <table:table-cell table:formula="of:=INT(60000*[.$A42]/[.K$4])" office:value-type="float" office:value="33818" calcext:value-type="float">
            <text:p>33818</text:p>
          </table:table-cell>
          <table:table-cell table:formula="of:=INT(60000*[.$A42]/[.L$4])" office:value-type="float" office:value="34444" calcext:value-type="float">
            <text:p>34444</text:p>
          </table:table-cell>
          <table:table-cell table:formula="of:=INT(60000*[.$A42]/[.M$4])" office:value-type="float" office:value="35094" calcext:value-type="float">
            <text:p>35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60000*[.$A43]/[.B$4])" office:value-type="float" office:value="30000" calcext:value-type="float">
            <text:p>30000</text:p>
          </table:table-cell>
          <table:table-cell table:formula="of:=INT(60000*[.$A43]/[.C$4])" office:value-type="float" office:value="30476" calcext:value-type="float">
            <text:p>30476</text:p>
          </table:table-cell>
          <table:table-cell table:formula="of:=INT(60000*[.$A43]/[.D$4])" office:value-type="float" office:value="30967" calcext:value-type="float">
            <text:p>30967</text:p>
          </table:table-cell>
          <table:table-cell table:formula="of:=INT(60000*[.$A43]/[.E$4])" office:value-type="float" office:value="31475" calcext:value-type="float">
            <text:p>31475</text:p>
          </table:table-cell>
          <table:table-cell table:formula="of:=INT(60000*[.$A43]/[.F$4])" office:value-type="float" office:value="32000" calcext:value-type="float">
            <text:p>32000</text:p>
          </table:table-cell>
          <table:table-cell table:formula="of:=INT(60000*[.$A43]/[.G$4])" office:value-type="float" office:value="32542" calcext:value-type="float">
            <text:p>32542</text:p>
          </table:table-cell>
          <table:table-cell table:formula="of:=INT(60000*[.$A43]/[.H$4])" office:value-type="float" office:value="33103" calcext:value-type="float">
            <text:p>33103</text:p>
          </table:table-cell>
          <table:table-cell table:formula="of:=INT(60000*[.$A43]/[.I$4])" office:value-type="float" office:value="33684" calcext:value-type="float">
            <text:p>33684</text:p>
          </table:table-cell>
          <table:table-cell table:formula="of:=INT(60000*[.$A43]/[.J$4])" office:value-type="float" office:value="34285" calcext:value-type="float">
            <text:p>34285</text:p>
          </table:table-cell>
          <table:table-cell table:formula="of:=INT(60000*[.$A43]/[.K$4])" office:value-type="float" office:value="34909" calcext:value-type="float">
            <text:p>34909</text:p>
          </table:table-cell>
          <table:table-cell table:formula="of:=INT(60000*[.$A43]/[.L$4])" office:value-type="float" office:value="35555" calcext:value-type="float">
            <text:p>35555</text:p>
          </table:table-cell>
          <table:table-cell table:formula="of:=INT(60000*[.$A43]/[.M$4])" office:value-type="float" office:value="36226" calcext:value-type="float">
            <text:p>36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60000*[.$A44]/[.B$4])" office:value-type="float" office:value="30937" calcext:value-type="float">
            <text:p>30937</text:p>
          </table:table-cell>
          <table:table-cell table:formula="of:=INT(60000*[.$A44]/[.C$4])" office:value-type="float" office:value="31428" calcext:value-type="float">
            <text:p>31428</text:p>
          </table:table-cell>
          <table:table-cell table:formula="of:=INT(60000*[.$A44]/[.D$4])" office:value-type="float" office:value="31935" calcext:value-type="float">
            <text:p>31935</text:p>
          </table:table-cell>
          <table:table-cell table:formula="of:=INT(60000*[.$A44]/[.E$4])" office:value-type="float" office:value="32459" calcext:value-type="float">
            <text:p>32459</text:p>
          </table:table-cell>
          <table:table-cell table:formula="of:=INT(60000*[.$A44]/[.F$4])" office:value-type="float" office:value="33000" calcext:value-type="float">
            <text:p>33000</text:p>
          </table:table-cell>
          <table:table-cell table:formula="of:=INT(60000*[.$A44]/[.G$4])" office:value-type="float" office:value="33559" calcext:value-type="float">
            <text:p>33559</text:p>
          </table:table-cell>
          <table:table-cell table:formula="of:=INT(60000*[.$A44]/[.H$4])" office:value-type="float" office:value="34137" calcext:value-type="float">
            <text:p>34137</text:p>
          </table:table-cell>
          <table:table-cell table:formula="of:=INT(60000*[.$A44]/[.I$4])" office:value-type="float" office:value="34736" calcext:value-type="float">
            <text:p>34736</text:p>
          </table:table-cell>
          <table:table-cell table:formula="of:=INT(60000*[.$A44]/[.J$4])" office:value-type="float" office:value="35357" calcext:value-type="float">
            <text:p>35357</text:p>
          </table:table-cell>
          <table:table-cell table:formula="of:=INT(60000*[.$A44]/[.K$4])" office:value-type="float" office:value="36000" calcext:value-type="float">
            <text:p>36000</text:p>
          </table:table-cell>
          <table:table-cell table:formula="of:=INT(60000*[.$A44]/[.L$4])" office:value-type="float" office:value="36666" calcext:value-type="float">
            <text:p>36666</text:p>
          </table:table-cell>
          <table:table-cell table:formula="of:=INT(60000*[.$A44]/[.M$4])" office:value-type="float" office:value="37358" calcext:value-type="float">
            <text:p>373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60000*[.$A45]/[.B$4])" office:value-type="float" office:value="31875" calcext:value-type="float">
            <text:p>31875</text:p>
          </table:table-cell>
          <table:table-cell table:formula="of:=INT(60000*[.$A45]/[.C$4])" office:value-type="float" office:value="32380" calcext:value-type="float">
            <text:p>32380</text:p>
          </table:table-cell>
          <table:table-cell table:formula="of:=INT(60000*[.$A45]/[.D$4])" office:value-type="float" office:value="32903" calcext:value-type="float">
            <text:p>32903</text:p>
          </table:table-cell>
          <table:table-cell table:formula="of:=INT(60000*[.$A45]/[.E$4])" office:value-type="float" office:value="33442" calcext:value-type="float">
            <text:p>33442</text:p>
          </table:table-cell>
          <table:table-cell table:formula="of:=INT(60000*[.$A45]/[.F$4])" office:value-type="float" office:value="34000" calcext:value-type="float">
            <text:p>34000</text:p>
          </table:table-cell>
          <table:table-cell table:formula="of:=INT(60000*[.$A45]/[.G$4])" office:value-type="float" office:value="34576" calcext:value-type="float">
            <text:p>34576</text:p>
          </table:table-cell>
          <table:table-cell table:formula="of:=INT(60000*[.$A45]/[.H$4])" office:value-type="float" office:value="35172" calcext:value-type="float">
            <text:p>35172</text:p>
          </table:table-cell>
          <table:table-cell table:formula="of:=INT(60000*[.$A45]/[.I$4])" office:value-type="float" office:value="35789" calcext:value-type="float">
            <text:p>35789</text:p>
          </table:table-cell>
          <table:table-cell table:formula="of:=INT(60000*[.$A45]/[.J$4])" office:value-type="float" office:value="36428" calcext:value-type="float">
            <text:p>36428</text:p>
          </table:table-cell>
          <table:table-cell table:formula="of:=INT(60000*[.$A45]/[.K$4])" office:value-type="float" office:value="37090" calcext:value-type="float">
            <text:p>37090</text:p>
          </table:table-cell>
          <table:table-cell table:formula="of:=INT(60000*[.$A45]/[.L$4])" office:value-type="float" office:value="37777" calcext:value-type="float">
            <text:p>37777</text:p>
          </table:table-cell>
          <table:table-cell table:formula="of:=INT(60000*[.$A45]/[.M$4])" office:value-type="float" office:value="38490" calcext:value-type="float">
            <text:p>384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60000*[.$A46]/[.B$4])" office:value-type="float" office:value="32812" calcext:value-type="float">
            <text:p>32812</text:p>
          </table:table-cell>
          <table:table-cell table:formula="of:=INT(60000*[.$A46]/[.C$4])" office:value-type="float" office:value="33333" calcext:value-type="float">
            <text:p>33333</text:p>
          </table:table-cell>
          <table:table-cell table:formula="of:=INT(60000*[.$A46]/[.D$4])" office:value-type="float" office:value="33870" calcext:value-type="float">
            <text:p>33870</text:p>
          </table:table-cell>
          <table:table-cell table:formula="of:=INT(60000*[.$A46]/[.E$4])" office:value-type="float" office:value="34426" calcext:value-type="float">
            <text:p>34426</text:p>
          </table:table-cell>
          <table:table-cell table:formula="of:=INT(60000*[.$A46]/[.F$4])" office:value-type="float" office:value="35000" calcext:value-type="float">
            <text:p>35000</text:p>
          </table:table-cell>
          <table:table-cell table:formula="of:=INT(60000*[.$A46]/[.G$4])" office:value-type="float" office:value="35593" calcext:value-type="float">
            <text:p>35593</text:p>
          </table:table-cell>
          <table:table-cell table:formula="of:=INT(60000*[.$A46]/[.H$4])" office:value-type="float" office:value="36206" calcext:value-type="float">
            <text:p>36206</text:p>
          </table:table-cell>
          <table:table-cell table:formula="of:=INT(60000*[.$A46]/[.I$4])" office:value-type="float" office:value="36842" calcext:value-type="float">
            <text:p>36842</text:p>
          </table:table-cell>
          <table:table-cell table:formula="of:=INT(60000*[.$A46]/[.J$4])" office:value-type="float" office:value="37500" calcext:value-type="float">
            <text:p>37500</text:p>
          </table:table-cell>
          <table:table-cell table:formula="of:=INT(60000*[.$A46]/[.K$4])" office:value-type="float" office:value="38181" calcext:value-type="float">
            <text:p>38181</text:p>
          </table:table-cell>
          <table:table-cell table:formula="of:=INT(60000*[.$A46]/[.L$4])" office:value-type="float" office:value="38888" calcext:value-type="float">
            <text:p>38888</text:p>
          </table:table-cell>
          <table:table-cell table:formula="of:=INT(60000*[.$A46]/[.M$4])" office:value-type="float" office:value="39622" calcext:value-type="float">
            <text:p>396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60000*[.$A47]/[.B$4])" office:value-type="float" office:value="33750" calcext:value-type="float">
            <text:p>33750</text:p>
          </table:table-cell>
          <table:table-cell table:formula="of:=INT(60000*[.$A47]/[.C$4])" office:value-type="float" office:value="34285" calcext:value-type="float">
            <text:p>34285</text:p>
          </table:table-cell>
          <table:table-cell table:formula="of:=INT(60000*[.$A47]/[.D$4])" office:value-type="float" office:value="34838" calcext:value-type="float">
            <text:p>34838</text:p>
          </table:table-cell>
          <table:table-cell table:formula="of:=INT(60000*[.$A47]/[.E$4])" office:value-type="float" office:value="35409" calcext:value-type="float">
            <text:p>35409</text:p>
          </table:table-cell>
          <table:table-cell table:formula="of:=INT(60000*[.$A47]/[.F$4])" office:value-type="float" office:value="36000" calcext:value-type="float">
            <text:p>36000</text:p>
          </table:table-cell>
          <table:table-cell table:formula="of:=INT(60000*[.$A47]/[.G$4])" office:value-type="float" office:value="36610" calcext:value-type="float">
            <text:p>36610</text:p>
          </table:table-cell>
          <table:table-cell table:formula="of:=INT(60000*[.$A47]/[.H$4])" office:value-type="float" office:value="37241" calcext:value-type="float">
            <text:p>37241</text:p>
          </table:table-cell>
          <table:table-cell table:formula="of:=INT(60000*[.$A47]/[.I$4])" office:value-type="float" office:value="37894" calcext:value-type="float">
            <text:p>37894</text:p>
          </table:table-cell>
          <table:table-cell table:formula="of:=INT(60000*[.$A47]/[.J$4])" office:value-type="float" office:value="38571" calcext:value-type="float">
            <text:p>38571</text:p>
          </table:table-cell>
          <table:table-cell table:formula="of:=INT(60000*[.$A47]/[.K$4])" office:value-type="float" office:value="39272" calcext:value-type="float">
            <text:p>39272</text:p>
          </table:table-cell>
          <table:table-cell table:formula="of:=INT(60000*[.$A47]/[.L$4])" office:value-type="float" office:value="40000" calcext:value-type="float">
            <text:p>40000</text:p>
          </table:table-cell>
          <table:table-cell table:formula="of:=INT(60000*[.$A47]/[.M$4])" office:value-type="float" office:value="40754" calcext:value-type="float">
            <text:p>40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60000*[.$A48]/[.B$4])" office:value-type="float" office:value="34687" calcext:value-type="float">
            <text:p>34687</text:p>
          </table:table-cell>
          <table:table-cell table:formula="of:=INT(60000*[.$A48]/[.C$4])" office:value-type="float" office:value="35238" calcext:value-type="float">
            <text:p>35238</text:p>
          </table:table-cell>
          <table:table-cell table:formula="of:=INT(60000*[.$A48]/[.D$4])" office:value-type="float" office:value="35806" calcext:value-type="float">
            <text:p>35806</text:p>
          </table:table-cell>
          <table:table-cell table:formula="of:=INT(60000*[.$A48]/[.E$4])" office:value-type="float" office:value="36393" calcext:value-type="float">
            <text:p>36393</text:p>
          </table:table-cell>
          <table:table-cell table:formula="of:=INT(60000*[.$A48]/[.F$4])" office:value-type="float" office:value="37000" calcext:value-type="float">
            <text:p>37000</text:p>
          </table:table-cell>
          <table:table-cell table:formula="of:=INT(60000*[.$A48]/[.G$4])" office:value-type="float" office:value="37627" calcext:value-type="float">
            <text:p>37627</text:p>
          </table:table-cell>
          <table:table-cell table:formula="of:=INT(60000*[.$A48]/[.H$4])" office:value-type="float" office:value="38275" calcext:value-type="float">
            <text:p>38275</text:p>
          </table:table-cell>
          <table:table-cell table:formula="of:=INT(60000*[.$A48]/[.I$4])" office:value-type="float" office:value="38947" calcext:value-type="float">
            <text:p>38947</text:p>
          </table:table-cell>
          <table:table-cell table:formula="of:=INT(60000*[.$A48]/[.J$4])" office:value-type="float" office:value="39642" calcext:value-type="float">
            <text:p>39642</text:p>
          </table:table-cell>
          <table:table-cell table:formula="of:=INT(60000*[.$A48]/[.K$4])" office:value-type="float" office:value="40363" calcext:value-type="float">
            <text:p>40363</text:p>
          </table:table-cell>
          <table:table-cell table:formula="of:=INT(60000*[.$A48]/[.L$4])" office:value-type="float" office:value="41111" calcext:value-type="float">
            <text:p>41111</text:p>
          </table:table-cell>
          <table:table-cell table:formula="of:=INT(60000*[.$A48]/[.M$4])" office:value-type="float" office:value="41886" calcext:value-type="float">
            <text:p>418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60000*[.$A49]/[.B$4])" office:value-type="float" office:value="35625" calcext:value-type="float">
            <text:p>35625</text:p>
          </table:table-cell>
          <table:table-cell table:formula="of:=INT(60000*[.$A49]/[.C$4])" office:value-type="float" office:value="36190" calcext:value-type="float">
            <text:p>36190</text:p>
          </table:table-cell>
          <table:table-cell table:formula="of:=INT(60000*[.$A49]/[.D$4])" office:value-type="float" office:value="36774" calcext:value-type="float">
            <text:p>36774</text:p>
          </table:table-cell>
          <table:table-cell table:formula="of:=INT(60000*[.$A49]/[.E$4])" office:value-type="float" office:value="37377" calcext:value-type="float">
            <text:p>37377</text:p>
          </table:table-cell>
          <table:table-cell table:formula="of:=INT(60000*[.$A49]/[.F$4])" office:value-type="float" office:value="38000" calcext:value-type="float">
            <text:p>38000</text:p>
          </table:table-cell>
          <table:table-cell table:formula="of:=INT(60000*[.$A49]/[.G$4])" office:value-type="float" office:value="38644" calcext:value-type="float">
            <text:p>38644</text:p>
          </table:table-cell>
          <table:table-cell table:formula="of:=INT(60000*[.$A49]/[.H$4])" office:value-type="float" office:value="39310" calcext:value-type="float">
            <text:p>39310</text:p>
          </table:table-cell>
          <table:table-cell table:formula="of:=INT(60000*[.$A49]/[.I$4])" office:value-type="float" office:value="40000" calcext:value-type="float">
            <text:p>40000</text:p>
          </table:table-cell>
          <table:table-cell table:formula="of:=INT(60000*[.$A49]/[.J$4])" office:value-type="float" office:value="40714" calcext:value-type="float">
            <text:p>40714</text:p>
          </table:table-cell>
          <table:table-cell table:formula="of:=INT(60000*[.$A49]/[.K$4])" office:value-type="float" office:value="41454" calcext:value-type="float">
            <text:p>41454</text:p>
          </table:table-cell>
          <table:table-cell table:formula="of:=INT(60000*[.$A49]/[.L$4])" office:value-type="float" office:value="42222" calcext:value-type="float">
            <text:p>42222</text:p>
          </table:table-cell>
          <table:table-cell table:formula="of:=INT(60000*[.$A49]/[.M$4])" office:value-type="float" office:value="43018" calcext:value-type="float">
            <text:p>43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60000*[.$A50]/[.B$4])" office:value-type="float" office:value="36562" calcext:value-type="float">
            <text:p>36562</text:p>
          </table:table-cell>
          <table:table-cell table:formula="of:=INT(60000*[.$A50]/[.C$4])" office:value-type="float" office:value="37142" calcext:value-type="float">
            <text:p>37142</text:p>
          </table:table-cell>
          <table:table-cell table:formula="of:=INT(60000*[.$A50]/[.D$4])" office:value-type="float" office:value="37741" calcext:value-type="float">
            <text:p>37741</text:p>
          </table:table-cell>
          <table:table-cell table:formula="of:=INT(60000*[.$A50]/[.E$4])" office:value-type="float" office:value="38360" calcext:value-type="float">
            <text:p>38360</text:p>
          </table:table-cell>
          <table:table-cell table:formula="of:=INT(60000*[.$A50]/[.F$4])" office:value-type="float" office:value="39000" calcext:value-type="float">
            <text:p>39000</text:p>
          </table:table-cell>
          <table:table-cell table:formula="of:=INT(60000*[.$A50]/[.G$4])" office:value-type="float" office:value="39661" calcext:value-type="float">
            <text:p>39661</text:p>
          </table:table-cell>
          <table:table-cell table:formula="of:=INT(60000*[.$A50]/[.H$4])" office:value-type="float" office:value="40344" calcext:value-type="float">
            <text:p>40344</text:p>
          </table:table-cell>
          <table:table-cell table:formula="of:=INT(60000*[.$A50]/[.I$4])" office:value-type="float" office:value="41052" calcext:value-type="float">
            <text:p>41052</text:p>
          </table:table-cell>
          <table:table-cell table:formula="of:=INT(60000*[.$A50]/[.J$4])" office:value-type="float" office:value="41785" calcext:value-type="float">
            <text:p>41785</text:p>
          </table:table-cell>
          <table:table-cell table:formula="of:=INT(60000*[.$A50]/[.K$4])" office:value-type="float" office:value="42545" calcext:value-type="float">
            <text:p>42545</text:p>
          </table:table-cell>
          <table:table-cell table:formula="of:=INT(60000*[.$A50]/[.L$4])" office:value-type="float" office:value="43333" calcext:value-type="float">
            <text:p>43333</text:p>
          </table:table-cell>
          <table:table-cell table:formula="of:=INT(60000*[.$A50]/[.M$4])" office:value-type="float" office:value="44150" calcext:value-type="float">
            <text:p>44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60000*[.$A51]/[.B$4])" office:value-type="float" office:value="37500" calcext:value-type="float">
            <text:p>37500</text:p>
          </table:table-cell>
          <table:table-cell table:formula="of:=INT(60000*[.$A51]/[.C$4])" office:value-type="float" office:value="38095" calcext:value-type="float">
            <text:p>38095</text:p>
          </table:table-cell>
          <table:table-cell table:formula="of:=INT(60000*[.$A51]/[.D$4])" office:value-type="float" office:value="38709" calcext:value-type="float">
            <text:p>38709</text:p>
          </table:table-cell>
          <table:table-cell table:formula="of:=INT(60000*[.$A51]/[.E$4])" office:value-type="float" office:value="39344" calcext:value-type="float">
            <text:p>39344</text:p>
          </table:table-cell>
          <table:table-cell table:formula="of:=INT(60000*[.$A51]/[.F$4])" office:value-type="float" office:value="40000" calcext:value-type="float">
            <text:p>40000</text:p>
          </table:table-cell>
          <table:table-cell table:formula="of:=INT(60000*[.$A51]/[.G$4])" office:value-type="float" office:value="40677" calcext:value-type="float">
            <text:p>40677</text:p>
          </table:table-cell>
          <table:table-cell table:formula="of:=INT(60000*[.$A51]/[.H$4])" office:value-type="float" office:value="41379" calcext:value-type="float">
            <text:p>41379</text:p>
          </table:table-cell>
          <table:table-cell table:formula="of:=INT(60000*[.$A51]/[.I$4])" office:value-type="float" office:value="42105" calcext:value-type="float">
            <text:p>42105</text:p>
          </table:table-cell>
          <table:table-cell table:formula="of:=INT(60000*[.$A51]/[.J$4])" office:value-type="float" office:value="42857" calcext:value-type="float">
            <text:p>42857</text:p>
          </table:table-cell>
          <table:table-cell table:formula="of:=INT(60000*[.$A51]/[.K$4])" office:value-type="float" office:value="43636" calcext:value-type="float">
            <text:p>43636</text:p>
          </table:table-cell>
          <table:table-cell table:formula="of:=INT(60000*[.$A51]/[.L$4])" office:value-type="float" office:value="44444" calcext:value-type="float">
            <text:p>44444</text:p>
          </table:table-cell>
          <table:table-cell table:formula="of:=INT(60000*[.$A51]/[.M$4])" office:value-type="float" office:value="45283" calcext:value-type="float">
            <text:p>452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60000*[.$A52]/[.B$4])" office:value-type="float" office:value="38437" calcext:value-type="float">
            <text:p>38437</text:p>
          </table:table-cell>
          <table:table-cell table:formula="of:=INT(60000*[.$A52]/[.C$4])" office:value-type="float" office:value="39047" calcext:value-type="float">
            <text:p>39047</text:p>
          </table:table-cell>
          <table:table-cell table:formula="of:=INT(60000*[.$A52]/[.D$4])" office:value-type="float" office:value="39677" calcext:value-type="float">
            <text:p>39677</text:p>
          </table:table-cell>
          <table:table-cell table:formula="of:=INT(60000*[.$A52]/[.E$4])" office:value-type="float" office:value="40327" calcext:value-type="float">
            <text:p>40327</text:p>
          </table:table-cell>
          <table:table-cell table:formula="of:=INT(60000*[.$A52]/[.F$4])" office:value-type="float" office:value="41000" calcext:value-type="float">
            <text:p>41000</text:p>
          </table:table-cell>
          <table:table-cell table:formula="of:=INT(60000*[.$A52]/[.G$4])" office:value-type="float" office:value="41694" calcext:value-type="float">
            <text:p>41694</text:p>
          </table:table-cell>
          <table:table-cell table:formula="of:=INT(60000*[.$A52]/[.H$4])" office:value-type="float" office:value="42413" calcext:value-type="float">
            <text:p>42413</text:p>
          </table:table-cell>
          <table:table-cell table:formula="of:=INT(60000*[.$A52]/[.I$4])" office:value-type="float" office:value="43157" calcext:value-type="float">
            <text:p>43157</text:p>
          </table:table-cell>
          <table:table-cell table:formula="of:=INT(60000*[.$A52]/[.J$4])" office:value-type="float" office:value="43928" calcext:value-type="float">
            <text:p>43928</text:p>
          </table:table-cell>
          <table:table-cell table:formula="of:=INT(60000*[.$A52]/[.K$4])" office:value-type="float" office:value="44727" calcext:value-type="float">
            <text:p>44727</text:p>
          </table:table-cell>
          <table:table-cell table:formula="of:=INT(60000*[.$A52]/[.L$4])" office:value-type="float" office:value="45555" calcext:value-type="float">
            <text:p>45555</text:p>
          </table:table-cell>
          <table:table-cell table:formula="of:=INT(60000*[.$A52]/[.M$4])"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60000*[.$A53]/[.B$4])" office:value-type="float" office:value="39375" calcext:value-type="float">
            <text:p>39375</text:p>
          </table:table-cell>
          <table:table-cell table:formula="of:=INT(60000*[.$A53]/[.C$4])" office:value-type="float" office:value="40000" calcext:value-type="float">
            <text:p>40000</text:p>
          </table:table-cell>
          <table:table-cell table:formula="of:=INT(60000*[.$A53]/[.D$4])" office:value-type="float" office:value="40645" calcext:value-type="float">
            <text:p>40645</text:p>
          </table:table-cell>
          <table:table-cell table:formula="of:=INT(60000*[.$A53]/[.E$4])" office:value-type="float" office:value="41311" calcext:value-type="float">
            <text:p>41311</text:p>
          </table:table-cell>
          <table:table-cell table:formula="of:=INT(60000*[.$A53]/[.F$4])" office:value-type="float" office:value="42000" calcext:value-type="float">
            <text:p>42000</text:p>
          </table:table-cell>
          <table:table-cell table:formula="of:=INT(60000*[.$A53]/[.G$4])" office:value-type="float" office:value="42711" calcext:value-type="float">
            <text:p>42711</text:p>
          </table:table-cell>
          <table:table-cell table:formula="of:=INT(60000*[.$A53]/[.H$4])" office:value-type="float" office:value="43448" calcext:value-type="float">
            <text:p>43448</text:p>
          </table:table-cell>
          <table:table-cell table:formula="of:=INT(60000*[.$A53]/[.I$4])" office:value-type="float" office:value="44210" calcext:value-type="float">
            <text:p>44210</text:p>
          </table:table-cell>
          <table:table-cell table:formula="of:=INT(60000*[.$A53]/[.J$4])" office:value-type="float" office:value="45000" calcext:value-type="float">
            <text:p>45000</text:p>
          </table:table-cell>
          <table:table-cell table:formula="of:=INT(60000*[.$A53]/[.K$4])" office:value-type="float" office:value="45818" calcext:value-type="float">
            <text:p>45818</text:p>
          </table:table-cell>
          <table:table-cell table:formula="of:=INT(60000*[.$A53]/[.L$4])" office:value-type="float" office:value="46666" calcext:value-type="float">
            <text:p>46666</text:p>
          </table:table-cell>
          <table:table-cell table:formula="of:=INT(60000*[.$A53]/[.M$4])" office:value-type="float" office:value="47547" calcext:value-type="float">
            <text:p>475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60000*[.$A54]/[.B$4])" office:value-type="float" office:value="40312" calcext:value-type="float">
            <text:p>40312</text:p>
          </table:table-cell>
          <table:table-cell table:formula="of:=INT(60000*[.$A54]/[.C$4])" office:value-type="float" office:value="40952" calcext:value-type="float">
            <text:p>40952</text:p>
          </table:table-cell>
          <table:table-cell table:formula="of:=INT(60000*[.$A54]/[.D$4])" office:value-type="float" office:value="41612" calcext:value-type="float">
            <text:p>41612</text:p>
          </table:table-cell>
          <table:table-cell table:formula="of:=INT(60000*[.$A54]/[.E$4])" office:value-type="float" office:value="42295" calcext:value-type="float">
            <text:p>42295</text:p>
          </table:table-cell>
          <table:table-cell table:formula="of:=INT(60000*[.$A54]/[.F$4])" office:value-type="float" office:value="43000" calcext:value-type="float">
            <text:p>43000</text:p>
          </table:table-cell>
          <table:table-cell table:formula="of:=INT(60000*[.$A54]/[.G$4])" office:value-type="float" office:value="43728" calcext:value-type="float">
            <text:p>43728</text:p>
          </table:table-cell>
          <table:table-cell table:formula="of:=INT(60000*[.$A54]/[.H$4])" office:value-type="float" office:value="44482" calcext:value-type="float">
            <text:p>44482</text:p>
          </table:table-cell>
          <table:table-cell table:formula="of:=INT(60000*[.$A54]/[.I$4])" office:value-type="float" office:value="45263" calcext:value-type="float">
            <text:p>45263</text:p>
          </table:table-cell>
          <table:table-cell table:formula="of:=INT(60000*[.$A54]/[.J$4])" office:value-type="float" office:value="46071" calcext:value-type="float">
            <text:p>46071</text:p>
          </table:table-cell>
          <table:table-cell table:formula="of:=INT(60000*[.$A54]/[.K$4])" office:value-type="float" office:value="46909" calcext:value-type="float">
            <text:p>46909</text:p>
          </table:table-cell>
          <table:table-cell table:formula="of:=INT(60000*[.$A54]/[.L$4])" office:value-type="float" office:value="47777" calcext:value-type="float">
            <text:p>47777</text:p>
          </table:table-cell>
          <table:table-cell table:formula="of:=INT(60000*[.$A54]/[.M$4])" office:value-type="float" office:value="48679" calcext:value-type="float">
            <text:p>486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60000*[.$A55]/[.B$4])" office:value-type="float" office:value="41250" calcext:value-type="float">
            <text:p>41250</text:p>
          </table:table-cell>
          <table:table-cell table:formula="of:=INT(60000*[.$A55]/[.C$4])" office:value-type="float" office:value="41904" calcext:value-type="float">
            <text:p>41904</text:p>
          </table:table-cell>
          <table:table-cell table:formula="of:=INT(60000*[.$A55]/[.D$4])" office:value-type="float" office:value="42580" calcext:value-type="float">
            <text:p>42580</text:p>
          </table:table-cell>
          <table:table-cell table:formula="of:=INT(60000*[.$A55]/[.E$4])" office:value-type="float" office:value="43278" calcext:value-type="float">
            <text:p>43278</text:p>
          </table:table-cell>
          <table:table-cell table:formula="of:=INT(60000*[.$A55]/[.F$4])" office:value-type="float" office:value="44000" calcext:value-type="float">
            <text:p>44000</text:p>
          </table:table-cell>
          <table:table-cell table:formula="of:=INT(60000*[.$A55]/[.G$4])" office:value-type="float" office:value="44745" calcext:value-type="float">
            <text:p>44745</text:p>
          </table:table-cell>
          <table:table-cell table:formula="of:=INT(60000*[.$A55]/[.H$4])" office:value-type="float" office:value="45517" calcext:value-type="float">
            <text:p>45517</text:p>
          </table:table-cell>
          <table:table-cell table:formula="of:=INT(60000*[.$A55]/[.I$4])" office:value-type="float" office:value="46315" calcext:value-type="float">
            <text:p>46315</text:p>
          </table:table-cell>
          <table:table-cell table:formula="of:=INT(60000*[.$A55]/[.J$4])" office:value-type="float" office:value="47142" calcext:value-type="float">
            <text:p>47142</text:p>
          </table:table-cell>
          <table:table-cell table:formula="of:=INT(60000*[.$A55]/[.K$4])" office:value-type="float" office:value="48000" calcext:value-type="float">
            <text:p>48000</text:p>
          </table:table-cell>
          <table:table-cell table:formula="of:=INT(60000*[.$A55]/[.L$4])" office:value-type="float" office:value="48888" calcext:value-type="float">
            <text:p>48888</text:p>
          </table:table-cell>
          <table:table-cell table:formula="of:=INT(60000*[.$A55]/[.M$4])" office:value-type="float" office:value="49811" calcext:value-type="float">
            <text:p>49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60000*[.$A56]/[.B$4])" office:value-type="float" office:value="42187" calcext:value-type="float">
            <text:p>42187</text:p>
          </table:table-cell>
          <table:table-cell table:formula="of:=INT(60000*[.$A56]/[.C$4])" office:value-type="float" office:value="42857" calcext:value-type="float">
            <text:p>42857</text:p>
          </table:table-cell>
          <table:table-cell table:formula="of:=INT(60000*[.$A56]/[.D$4])" office:value-type="float" office:value="43548" calcext:value-type="float">
            <text:p>43548</text:p>
          </table:table-cell>
          <table:table-cell table:formula="of:=INT(60000*[.$A56]/[.E$4])" office:value-type="float" office:value="44262" calcext:value-type="float">
            <text:p>44262</text:p>
          </table:table-cell>
          <table:table-cell table:formula="of:=INT(60000*[.$A56]/[.F$4])" office:value-type="float" office:value="45000" calcext:value-type="float">
            <text:p>45000</text:p>
          </table:table-cell>
          <table:table-cell table:formula="of:=INT(60000*[.$A56]/[.G$4])" office:value-type="float" office:value="45762" calcext:value-type="float">
            <text:p>45762</text:p>
          </table:table-cell>
          <table:table-cell table:formula="of:=INT(60000*[.$A56]/[.H$4])" office:value-type="float" office:value="46551" calcext:value-type="float">
            <text:p>46551</text:p>
          </table:table-cell>
          <table:table-cell table:formula="of:=INT(60000*[.$A56]/[.I$4])" office:value-type="float" office:value="47368" calcext:value-type="float">
            <text:p>47368</text:p>
          </table:table-cell>
          <table:table-cell table:formula="of:=INT(60000*[.$A56]/[.J$4])" office:value-type="float" office:value="48214" calcext:value-type="float">
            <text:p>48214</text:p>
          </table:table-cell>
          <table:table-cell table:formula="of:=INT(60000*[.$A56]/[.K$4])" office:value-type="float" office:value="49090" calcext:value-type="float">
            <text:p>49090</text:p>
          </table:table-cell>
          <table:table-cell table:formula="of:=INT(60000*[.$A56]/[.L$4])" office:value-type="float" office:value="50000" calcext:value-type="float">
            <text:p>50000</text:p>
          </table:table-cell>
          <table:table-cell table:formula="of:=INT(60000*[.$A56]/[.M$4])" office:value-type="float" office:value="50943" calcext:value-type="float">
            <text:p>509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60000*[.$A57]/[.B$4])" office:value-type="float" office:value="43125" calcext:value-type="float">
            <text:p>43125</text:p>
          </table:table-cell>
          <table:table-cell table:formula="of:=INT(60000*[.$A57]/[.C$4])" office:value-type="float" office:value="43809" calcext:value-type="float">
            <text:p>43809</text:p>
          </table:table-cell>
          <table:table-cell table:formula="of:=INT(60000*[.$A57]/[.D$4])" office:value-type="float" office:value="44516" calcext:value-type="float">
            <text:p>44516</text:p>
          </table:table-cell>
          <table:table-cell table:formula="of:=INT(60000*[.$A57]/[.E$4])" office:value-type="float" office:value="45245" calcext:value-type="float">
            <text:p>45245</text:p>
          </table:table-cell>
          <table:table-cell table:formula="of:=INT(60000*[.$A57]/[.F$4])" office:value-type="float" office:value="46000" calcext:value-type="float">
            <text:p>46000</text:p>
          </table:table-cell>
          <table:table-cell table:formula="of:=INT(60000*[.$A57]/[.G$4])" office:value-type="float" office:value="46779" calcext:value-type="float">
            <text:p>46779</text:p>
          </table:table-cell>
          <table:table-cell table:formula="of:=INT(60000*[.$A57]/[.H$4])" office:value-type="float" office:value="47586" calcext:value-type="float">
            <text:p>47586</text:p>
          </table:table-cell>
          <table:table-cell table:formula="of:=INT(60000*[.$A57]/[.I$4])" office:value-type="float" office:value="48421" calcext:value-type="float">
            <text:p>48421</text:p>
          </table:table-cell>
          <table:table-cell table:formula="of:=INT(60000*[.$A57]/[.J$4])" office:value-type="float" office:value="49285" calcext:value-type="float">
            <text:p>49285</text:p>
          </table:table-cell>
          <table:table-cell table:formula="of:=INT(60000*[.$A57]/[.K$4])" office:value-type="float" office:value="50181" calcext:value-type="float">
            <text:p>50181</text:p>
          </table:table-cell>
          <table:table-cell table:formula="of:=INT(60000*[.$A57]/[.L$4])" office:value-type="float" office:value="51111" calcext:value-type="float">
            <text:p>51111</text:p>
          </table:table-cell>
          <table:table-cell table:formula="of:=INT(60000*[.$A57]/[.M$4])" office:value-type="float" office:value="52075" calcext:value-type="float">
            <text:p>52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60000*[.$A58]/[.B$4])" office:value-type="float" office:value="44062" calcext:value-type="float">
            <text:p>44062</text:p>
          </table:table-cell>
          <table:table-cell table:formula="of:=INT(60000*[.$A58]/[.C$4])" office:value-type="float" office:value="44761" calcext:value-type="float">
            <text:p>44761</text:p>
          </table:table-cell>
          <table:table-cell table:formula="of:=INT(60000*[.$A58]/[.D$4])" office:value-type="float" office:value="45483" calcext:value-type="float">
            <text:p>45483</text:p>
          </table:table-cell>
          <table:table-cell table:formula="of:=INT(60000*[.$A58]/[.E$4])" office:value-type="float" office:value="46229" calcext:value-type="float">
            <text:p>46229</text:p>
          </table:table-cell>
          <table:table-cell table:formula="of:=INT(60000*[.$A58]/[.F$4])" office:value-type="float" office:value="47000" calcext:value-type="float">
            <text:p>47000</text:p>
          </table:table-cell>
          <table:table-cell table:formula="of:=INT(60000*[.$A58]/[.G$4])" office:value-type="float" office:value="47796" calcext:value-type="float">
            <text:p>47796</text:p>
          </table:table-cell>
          <table:table-cell table:formula="of:=INT(60000*[.$A58]/[.H$4])" office:value-type="float" office:value="48620" calcext:value-type="float">
            <text:p>48620</text:p>
          </table:table-cell>
          <table:table-cell table:formula="of:=INT(60000*[.$A58]/[.I$4])" office:value-type="float" office:value="49473" calcext:value-type="float">
            <text:p>49473</text:p>
          </table:table-cell>
          <table:table-cell table:formula="of:=INT(60000*[.$A58]/[.J$4])" office:value-type="float" office:value="50357" calcext:value-type="float">
            <text:p>50357</text:p>
          </table:table-cell>
          <table:table-cell table:formula="of:=INT(60000*[.$A58]/[.K$4])" office:value-type="float" office:value="51272" calcext:value-type="float">
            <text:p>51272</text:p>
          </table:table-cell>
          <table:table-cell table:formula="of:=INT(60000*[.$A58]/[.L$4])" office:value-type="float" office:value="52222" calcext:value-type="float">
            <text:p>52222</text:p>
          </table:table-cell>
          <table:table-cell table:formula="of:=INT(60000*[.$A58]/[.M$4])" office:value-type="float" office:value="53207" calcext:value-type="float">
            <text:p>532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60000*[.$A59]/[.B$4])" office:value-type="float" office:value="45000" calcext:value-type="float">
            <text:p>45000</text:p>
          </table:table-cell>
          <table:table-cell table:formula="of:=INT(60000*[.$A59]/[.C$4])" office:value-type="float" office:value="45714" calcext:value-type="float">
            <text:p>45714</text:p>
          </table:table-cell>
          <table:table-cell table:formula="of:=INT(60000*[.$A59]/[.D$4])" office:value-type="float" office:value="46451" calcext:value-type="float">
            <text:p>46451</text:p>
          </table:table-cell>
          <table:table-cell table:formula="of:=INT(60000*[.$A59]/[.E$4])" office:value-type="float" office:value="47213" calcext:value-type="float">
            <text:p>47213</text:p>
          </table:table-cell>
          <table:table-cell table:formula="of:=INT(60000*[.$A59]/[.F$4])" office:value-type="float" office:value="48000" calcext:value-type="float">
            <text:p>48000</text:p>
          </table:table-cell>
          <table:table-cell table:formula="of:=INT(60000*[.$A59]/[.G$4])" office:value-type="float" office:value="48813" calcext:value-type="float">
            <text:p>48813</text:p>
          </table:table-cell>
          <table:table-cell table:formula="of:=INT(60000*[.$A59]/[.H$4])" office:value-type="float" office:value="49655" calcext:value-type="float">
            <text:p>49655</text:p>
          </table:table-cell>
          <table:table-cell table:formula="of:=INT(60000*[.$A59]/[.I$4])" office:value-type="float" office:value="50526" calcext:value-type="float">
            <text:p>50526</text:p>
          </table:table-cell>
          <table:table-cell table:formula="of:=INT(60000*[.$A59]/[.J$4])" office:value-type="float" office:value="51428" calcext:value-type="float">
            <text:p>51428</text:p>
          </table:table-cell>
          <table:table-cell table:formula="of:=INT(60000*[.$A59]/[.K$4])" office:value-type="float" office:value="52363" calcext:value-type="float">
            <text:p>52363</text:p>
          </table:table-cell>
          <table:table-cell table:formula="of:=INT(60000*[.$A59]/[.L$4])" office:value-type="float" office:value="53333" calcext:value-type="float">
            <text:p>53333</text:p>
          </table:table-cell>
          <table:table-cell table:formula="of:=INT(60000*[.$A59]/[.M$4])" office:value-type="float" office:value="54339" calcext:value-type="float">
            <text:p>54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60000*[.$A60]/[.B$4])" office:value-type="float" office:value="45937" calcext:value-type="float">
            <text:p>45937</text:p>
          </table:table-cell>
          <table:table-cell table:formula="of:=INT(60000*[.$A60]/[.C$4])" office:value-type="float" office:value="46666" calcext:value-type="float">
            <text:p>46666</text:p>
          </table:table-cell>
          <table:table-cell table:formula="of:=INT(60000*[.$A60]/[.D$4])" office:value-type="float" office:value="47419" calcext:value-type="float">
            <text:p>47419</text:p>
          </table:table-cell>
          <table:table-cell table:formula="of:=INT(60000*[.$A60]/[.E$4])" office:value-type="float" office:value="48196" calcext:value-type="float">
            <text:p>48196</text:p>
          </table:table-cell>
          <table:table-cell table:formula="of:=INT(60000*[.$A60]/[.F$4])" office:value-type="float" office:value="49000" calcext:value-type="float">
            <text:p>49000</text:p>
          </table:table-cell>
          <table:table-cell table:formula="of:=INT(60000*[.$A60]/[.G$4])" office:value-type="float" office:value="49830" calcext:value-type="float">
            <text:p>49830</text:p>
          </table:table-cell>
          <table:table-cell table:formula="of:=INT(60000*[.$A60]/[.H$4])" office:value-type="float" office:value="50689" calcext:value-type="float">
            <text:p>50689</text:p>
          </table:table-cell>
          <table:table-cell table:formula="of:=INT(60000*[.$A60]/[.I$4])" office:value-type="float" office:value="51578" calcext:value-type="float">
            <text:p>51578</text:p>
          </table:table-cell>
          <table:table-cell table:formula="of:=INT(60000*[.$A60]/[.J$4])" office:value-type="float" office:value="52500" calcext:value-type="float">
            <text:p>52500</text:p>
          </table:table-cell>
          <table:table-cell table:formula="of:=INT(60000*[.$A60]/[.K$4])" office:value-type="float" office:value="53454" calcext:value-type="float">
            <text:p>53454</text:p>
          </table:table-cell>
          <table:table-cell table:formula="of:=INT(60000*[.$A60]/[.L$4])" office:value-type="float" office:value="54444" calcext:value-type="float">
            <text:p>54444</text:p>
          </table:table-cell>
          <table:table-cell table:formula="of:=INT(60000*[.$A60]/[.M$4])" office:value-type="float" office:value="55471" calcext:value-type="float">
            <text:p>55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60000*[.$A61]/[.B$4])" office:value-type="float" office:value="46875" calcext:value-type="float">
            <text:p>46875</text:p>
          </table:table-cell>
          <table:table-cell table:formula="of:=INT(60000*[.$A61]/[.C$4])" office:value-type="float" office:value="47619" calcext:value-type="float">
            <text:p>47619</text:p>
          </table:table-cell>
          <table:table-cell table:formula="of:=INT(60000*[.$A61]/[.D$4])" office:value-type="float" office:value="48387" calcext:value-type="float">
            <text:p>48387</text:p>
          </table:table-cell>
          <table:table-cell table:formula="of:=INT(60000*[.$A61]/[.E$4])" office:value-type="float" office:value="49180" calcext:value-type="float">
            <text:p>49180</text:p>
          </table:table-cell>
          <table:table-cell table:formula="of:=INT(60000*[.$A61]/[.F$4])" office:value-type="float" office:value="50000" calcext:value-type="float">
            <text:p>50000</text:p>
          </table:table-cell>
          <table:table-cell table:formula="of:=INT(60000*[.$A61]/[.G$4])" office:value-type="float" office:value="50847" calcext:value-type="float">
            <text:p>50847</text:p>
          </table:table-cell>
          <table:table-cell table:formula="of:=INT(60000*[.$A61]/[.H$4])" office:value-type="float" office:value="51724" calcext:value-type="float">
            <text:p>51724</text:p>
          </table:table-cell>
          <table:table-cell table:formula="of:=INT(60000*[.$A61]/[.I$4])" office:value-type="float" office:value="52631" calcext:value-type="float">
            <text:p>52631</text:p>
          </table:table-cell>
          <table:table-cell table:formula="of:=INT(60000*[.$A61]/[.J$4])" office:value-type="float" office:value="53571" calcext:value-type="float">
            <text:p>53571</text:p>
          </table:table-cell>
          <table:table-cell table:formula="of:=INT(60000*[.$A61]/[.K$4])" office:value-type="float" office:value="54545" calcext:value-type="float">
            <text:p>54545</text:p>
          </table:table-cell>
          <table:table-cell table:formula="of:=INT(60000*[.$A61]/[.L$4])" office:value-type="float" office:value="55555" calcext:value-type="float">
            <text:p>55555</text:p>
          </table:table-cell>
          <table:table-cell table:formula="of:=INT(60000*[.$A61]/[.M$4])" office:value-type="float" office:value="56603" calcext:value-type="float">
            <text:p>56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60000*[.$A62]/[.B$4])" office:value-type="float" office:value="47812" calcext:value-type="float">
            <text:p>47812</text:p>
          </table:table-cell>
          <table:table-cell table:formula="of:=INT(60000*[.$A62]/[.C$4])" office:value-type="float" office:value="48571" calcext:value-type="float">
            <text:p>48571</text:p>
          </table:table-cell>
          <table:table-cell table:formula="of:=INT(60000*[.$A62]/[.D$4])" office:value-type="float" office:value="49354" calcext:value-type="float">
            <text:p>49354</text:p>
          </table:table-cell>
          <table:table-cell table:formula="of:=INT(60000*[.$A62]/[.E$4])" office:value-type="float" office:value="50163" calcext:value-type="float">
            <text:p>50163</text:p>
          </table:table-cell>
          <table:table-cell table:formula="of:=INT(60000*[.$A62]/[.F$4])" office:value-type="float" office:value="51000" calcext:value-type="float">
            <text:p>51000</text:p>
          </table:table-cell>
          <table:table-cell table:formula="of:=INT(60000*[.$A62]/[.G$4])" office:value-type="float" office:value="51864" calcext:value-type="float">
            <text:p>51864</text:p>
          </table:table-cell>
          <table:table-cell table:formula="of:=INT(60000*[.$A62]/[.H$4])" office:value-type="float" office:value="52758" calcext:value-type="float">
            <text:p>52758</text:p>
          </table:table-cell>
          <table:table-cell table:formula="of:=INT(60000*[.$A62]/[.I$4])" office:value-type="float" office:value="53684" calcext:value-type="float">
            <text:p>53684</text:p>
          </table:table-cell>
          <table:table-cell table:formula="of:=INT(60000*[.$A62]/[.J$4])" office:value-type="float" office:value="54642" calcext:value-type="float">
            <text:p>54642</text:p>
          </table:table-cell>
          <table:table-cell table:formula="of:=INT(60000*[.$A62]/[.K$4])" office:value-type="float" office:value="55636" calcext:value-type="float">
            <text:p>55636</text:p>
          </table:table-cell>
          <table:table-cell table:formula="of:=INT(60000*[.$A62]/[.L$4])" office:value-type="float" office:value="56666" calcext:value-type="float">
            <text:p>56666</text:p>
          </table:table-cell>
          <table:table-cell table:formula="of:=INT(60000*[.$A62]/[.M$4])" office:value-type="float" office:value="57735" calcext:value-type="float">
            <text:p>57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60000*[.$A63]/[.B$4])" office:value-type="float" office:value="48750" calcext:value-type="float">
            <text:p>48750</text:p>
          </table:table-cell>
          <table:table-cell table:formula="of:=INT(60000*[.$A63]/[.C$4])" office:value-type="float" office:value="49523" calcext:value-type="float">
            <text:p>49523</text:p>
          </table:table-cell>
          <table:table-cell table:formula="of:=INT(60000*[.$A63]/[.D$4])" office:value-type="float" office:value="50322" calcext:value-type="float">
            <text:p>50322</text:p>
          </table:table-cell>
          <table:table-cell table:formula="of:=INT(60000*[.$A63]/[.E$4])" office:value-type="float" office:value="51147" calcext:value-type="float">
            <text:p>51147</text:p>
          </table:table-cell>
          <table:table-cell table:formula="of:=INT(60000*[.$A63]/[.F$4])" office:value-type="float" office:value="52000" calcext:value-type="float">
            <text:p>52000</text:p>
          </table:table-cell>
          <table:table-cell table:formula="of:=INT(60000*[.$A63]/[.G$4])" office:value-type="float" office:value="52881" calcext:value-type="float">
            <text:p>52881</text:p>
          </table:table-cell>
          <table:table-cell table:formula="of:=INT(60000*[.$A63]/[.H$4])" office:value-type="float" office:value="53793" calcext:value-type="float">
            <text:p>53793</text:p>
          </table:table-cell>
          <table:table-cell table:formula="of:=INT(60000*[.$A63]/[.I$4])" office:value-type="float" office:value="54736" calcext:value-type="float">
            <text:p>54736</text:p>
          </table:table-cell>
          <table:table-cell table:formula="of:=INT(60000*[.$A63]/[.J$4])" office:value-type="float" office:value="55714" calcext:value-type="float">
            <text:p>55714</text:p>
          </table:table-cell>
          <table:table-cell table:formula="of:=INT(60000*[.$A63]/[.K$4])" office:value-type="float" office:value="56727" calcext:value-type="float">
            <text:p>56727</text:p>
          </table:table-cell>
          <table:table-cell table:formula="of:=INT(60000*[.$A63]/[.L$4])" office:value-type="float" office:value="57777" calcext:value-type="float">
            <text:p>57777</text:p>
          </table:table-cell>
          <table:table-cell table:formula="of:=INT(60000*[.$A63]/[.M$4])" office:value-type="float" office:value="58867" calcext:value-type="float">
            <text:p>588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60000*[.$A64]/[.B$4])" office:value-type="float" office:value="49687" calcext:value-type="float">
            <text:p>49687</text:p>
          </table:table-cell>
          <table:table-cell table:formula="of:=INT(60000*[.$A64]/[.C$4])" office:value-type="float" office:value="50476" calcext:value-type="float">
            <text:p>50476</text:p>
          </table:table-cell>
          <table:table-cell table:formula="of:=INT(60000*[.$A64]/[.D$4])" office:value-type="float" office:value="51290" calcext:value-type="float">
            <text:p>51290</text:p>
          </table:table-cell>
          <table:table-cell table:formula="of:=INT(60000*[.$A64]/[.E$4])" office:value-type="float" office:value="52131" calcext:value-type="float">
            <text:p>52131</text:p>
          </table:table-cell>
          <table:table-cell table:formula="of:=INT(60000*[.$A64]/[.F$4])" office:value-type="float" office:value="53000" calcext:value-type="float">
            <text:p>53000</text:p>
          </table:table-cell>
          <table:table-cell table:formula="of:=INT(60000*[.$A64]/[.G$4])" office:value-type="float" office:value="53898" calcext:value-type="float">
            <text:p>53898</text:p>
          </table:table-cell>
          <table:table-cell table:formula="of:=INT(60000*[.$A64]/[.H$4])" office:value-type="float" office:value="54827" calcext:value-type="float">
            <text:p>54827</text:p>
          </table:table-cell>
          <table:table-cell table:formula="of:=INT(60000*[.$A64]/[.I$4])" office:value-type="float" office:value="55789" calcext:value-type="float">
            <text:p>55789</text:p>
          </table:table-cell>
          <table:table-cell table:formula="of:=INT(60000*[.$A64]/[.J$4])" office:value-type="float" office:value="56785" calcext:value-type="float">
            <text:p>56785</text:p>
          </table:table-cell>
          <table:table-cell table:formula="of:=INT(60000*[.$A64]/[.K$4])" office:value-type="float" office:value="57818" calcext:value-type="float">
            <text:p>57818</text:p>
          </table:table-cell>
          <table:table-cell table:formula="of:=INT(60000*[.$A64]/[.L$4])" office:value-type="float" office:value="58888" calcext:value-type="float">
            <text:p>58888</text:p>
          </table:table-cell>
          <table:table-cell table:formula="of:=INT(60000*[.$A64]/[.M$4])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60000*[.$A65]/[.B$4])" office:value-type="float" office:value="50625" calcext:value-type="float">
            <text:p>50625</text:p>
          </table:table-cell>
          <table:table-cell table:formula="of:=INT(60000*[.$A65]/[.C$4])" office:value-type="float" office:value="51428" calcext:value-type="float">
            <text:p>51428</text:p>
          </table:table-cell>
          <table:table-cell table:formula="of:=INT(60000*[.$A65]/[.D$4])" office:value-type="float" office:value="52258" calcext:value-type="float">
            <text:p>52258</text:p>
          </table:table-cell>
          <table:table-cell table:formula="of:=INT(60000*[.$A65]/[.E$4])" office:value-type="float" office:value="53114" calcext:value-type="float">
            <text:p>53114</text:p>
          </table:table-cell>
          <table:table-cell table:formula="of:=INT(60000*[.$A65]/[.F$4])" office:value-type="float" office:value="54000" calcext:value-type="float">
            <text:p>54000</text:p>
          </table:table-cell>
          <table:table-cell table:formula="of:=INT(60000*[.$A65]/[.G$4])" office:value-type="float" office:value="54915" calcext:value-type="float">
            <text:p>54915</text:p>
          </table:table-cell>
          <table:table-cell table:formula="of:=INT(60000*[.$A65]/[.H$4])" office:value-type="float" office:value="55862" calcext:value-type="float">
            <text:p>55862</text:p>
          </table:table-cell>
          <table:table-cell table:formula="of:=INT(60000*[.$A65]/[.I$4])" office:value-type="float" office:value="56842" calcext:value-type="float">
            <text:p>56842</text:p>
          </table:table-cell>
          <table:table-cell table:formula="of:=INT(60000*[.$A65]/[.J$4])" office:value-type="float" office:value="57857" calcext:value-type="float">
            <text:p>57857</text:p>
          </table:table-cell>
          <table:table-cell table:formula="of:=INT(60000*[.$A65]/[.K$4])" office:value-type="float" office:value="58909" calcext:value-type="float">
            <text:p>58909</text:p>
          </table:table-cell>
          <table:table-cell table:formula="of:=INT(60000*[.$A65]/[.L$4])" office:value-type="float" office:value="60000" calcext:value-type="float">
            <text:p>60000</text:p>
          </table:table-cell>
          <table:table-cell table:formula="of:=INT(60000*[.$A65]/[.M$4])" office:value-type="float" office:value="61132" calcext:value-type="float">
            <text:p>611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60000*[.$A66]/[.B$4])" office:value-type="float" office:value="51562" calcext:value-type="float">
            <text:p>51562</text:p>
          </table:table-cell>
          <table:table-cell table:formula="of:=INT(60000*[.$A66]/[.C$4])" office:value-type="float" office:value="52380" calcext:value-type="float">
            <text:p>52380</text:p>
          </table:table-cell>
          <table:table-cell table:formula="of:=INT(60000*[.$A66]/[.D$4])" office:value-type="float" office:value="53225" calcext:value-type="float">
            <text:p>53225</text:p>
          </table:table-cell>
          <table:table-cell table:formula="of:=INT(60000*[.$A66]/[.E$4])" office:value-type="float" office:value="54098" calcext:value-type="float">
            <text:p>54098</text:p>
          </table:table-cell>
          <table:table-cell table:formula="of:=INT(60000*[.$A66]/[.F$4])" office:value-type="float" office:value="55000" calcext:value-type="float">
            <text:p>55000</text:p>
          </table:table-cell>
          <table:table-cell table:formula="of:=INT(60000*[.$A66]/[.G$4])" office:value-type="float" office:value="55932" calcext:value-type="float">
            <text:p>55932</text:p>
          </table:table-cell>
          <table:table-cell table:formula="of:=INT(60000*[.$A66]/[.H$4])" office:value-type="float" office:value="56896" calcext:value-type="float">
            <text:p>56896</text:p>
          </table:table-cell>
          <table:table-cell table:formula="of:=INT(60000*[.$A66]/[.I$4])" office:value-type="float" office:value="57894" calcext:value-type="float">
            <text:p>57894</text:p>
          </table:table-cell>
          <table:table-cell table:formula="of:=INT(60000*[.$A66]/[.J$4])" office:value-type="float" office:value="58928" calcext:value-type="float">
            <text:p>58928</text:p>
          </table:table-cell>
          <table:table-cell table:formula="of:=INT(60000*[.$A66]/[.K$4])" office:value-type="float" office:value="60000" calcext:value-type="float">
            <text:p>60000</text:p>
          </table:table-cell>
          <table:table-cell table:formula="of:=INT(60000*[.$A66]/[.L$4])" office:value-type="float" office:value="61111" calcext:value-type="float">
            <text:p>61111</text:p>
          </table:table-cell>
          <table:table-cell table:formula="of:=INT(60000*[.$A66]/[.M$4])" office:value-type="float" office:value="62264" calcext:value-type="float">
            <text:p>622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60000*[.$A67]/[.B$4])" office:value-type="float" office:value="52500" calcext:value-type="float">
            <text:p>52500</text:p>
          </table:table-cell>
          <table:table-cell table:formula="of:=INT(60000*[.$A67]/[.C$4])" office:value-type="float" office:value="53333" calcext:value-type="float">
            <text:p>53333</text:p>
          </table:table-cell>
          <table:table-cell table:formula="of:=INT(60000*[.$A67]/[.D$4])" office:value-type="float" office:value="54193" calcext:value-type="float">
            <text:p>54193</text:p>
          </table:table-cell>
          <table:table-cell table:formula="of:=INT(60000*[.$A67]/[.E$4])" office:value-type="float" office:value="55081" calcext:value-type="float">
            <text:p>55081</text:p>
          </table:table-cell>
          <table:table-cell table:formula="of:=INT(60000*[.$A67]/[.F$4])" office:value-type="float" office:value="56000" calcext:value-type="float">
            <text:p>56000</text:p>
          </table:table-cell>
          <table:table-cell table:formula="of:=INT(60000*[.$A67]/[.G$4])" office:value-type="float" office:value="56949" calcext:value-type="float">
            <text:p>56949</text:p>
          </table:table-cell>
          <table:table-cell table:formula="of:=INT(60000*[.$A67]/[.H$4])" office:value-type="float" office:value="57931" calcext:value-type="float">
            <text:p>57931</text:p>
          </table:table-cell>
          <table:table-cell table:formula="of:=INT(60000*[.$A67]/[.I$4])" office:value-type="float" office:value="58947" calcext:value-type="float">
            <text:p>58947</text:p>
          </table:table-cell>
          <table:table-cell table:formula="of:=INT(60000*[.$A67]/[.J$4])" office:value-type="float" office:value="60000" calcext:value-type="float">
            <text:p>60000</text:p>
          </table:table-cell>
          <table:table-cell table:formula="of:=INT(60000*[.$A67]/[.K$4])" office:value-type="float" office:value="61090" calcext:value-type="float">
            <text:p>61090</text:p>
          </table:table-cell>
          <table:table-cell table:formula="of:=INT(60000*[.$A67]/[.L$4])" office:value-type="float" office:value="62222" calcext:value-type="float">
            <text:p>62222</text:p>
          </table:table-cell>
          <table:table-cell table:formula="of:=INT(60000*[.$A67]/[.M$4])" office:value-type="float" office:value="63396" calcext:value-type="float">
            <text:p>633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60000*[.$A68]/[.B$4])" office:value-type="float" office:value="53437" calcext:value-type="float">
            <text:p>53437</text:p>
          </table:table-cell>
          <table:table-cell table:formula="of:=INT(60000*[.$A68]/[.C$4])" office:value-type="float" office:value="54285" calcext:value-type="float">
            <text:p>54285</text:p>
          </table:table-cell>
          <table:table-cell table:formula="of:=INT(60000*[.$A68]/[.D$4])" office:value-type="float" office:value="55161" calcext:value-type="float">
            <text:p>55161</text:p>
          </table:table-cell>
          <table:table-cell table:formula="of:=INT(60000*[.$A68]/[.E$4])" office:value-type="float" office:value="56065" calcext:value-type="float">
            <text:p>56065</text:p>
          </table:table-cell>
          <table:table-cell table:formula="of:=INT(60000*[.$A68]/[.F$4])" office:value-type="float" office:value="57000" calcext:value-type="float">
            <text:p>57000</text:p>
          </table:table-cell>
          <table:table-cell table:formula="of:=INT(60000*[.$A68]/[.G$4])" office:value-type="float" office:value="57966" calcext:value-type="float">
            <text:p>57966</text:p>
          </table:table-cell>
          <table:table-cell table:formula="of:=INT(60000*[.$A68]/[.H$4])" office:value-type="float" office:value="58965" calcext:value-type="float">
            <text:p>58965</text:p>
          </table:table-cell>
          <table:table-cell table:formula="of:=INT(60000*[.$A68]/[.I$4])" office:value-type="float" office:value="60000" calcext:value-type="float">
            <text:p>60000</text:p>
          </table:table-cell>
          <table:table-cell table:formula="of:=INT(60000*[.$A68]/[.J$4])" office:value-type="float" office:value="61071" calcext:value-type="float">
            <text:p>61071</text:p>
          </table:table-cell>
          <table:table-cell table:formula="of:=INT(60000*[.$A68]/[.K$4])" office:value-type="float" office:value="62181" calcext:value-type="float">
            <text:p>62181</text:p>
          </table:table-cell>
          <table:table-cell table:formula="of:=INT(60000*[.$A68]/[.L$4])" office:value-type="float" office:value="63333" calcext:value-type="float">
            <text:p>63333</text:p>
          </table:table-cell>
          <table:table-cell table:formula="of:=INT(60000*[.$A68]/[.M$4])" office:value-type="float" office:value="64528" calcext:value-type="float">
            <text:p>64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60000*[.$A69]/[.B$4])" office:value-type="float" office:value="54375" calcext:value-type="float">
            <text:p>54375</text:p>
          </table:table-cell>
          <table:table-cell table:formula="of:=INT(60000*[.$A69]/[.C$4])" office:value-type="float" office:value="55238" calcext:value-type="float">
            <text:p>55238</text:p>
          </table:table-cell>
          <table:table-cell table:formula="of:=INT(60000*[.$A69]/[.D$4])" office:value-type="float" office:value="56129" calcext:value-type="float">
            <text:p>56129</text:p>
          </table:table-cell>
          <table:table-cell table:formula="of:=INT(60000*[.$A69]/[.E$4])" office:value-type="float" office:value="57049" calcext:value-type="float">
            <text:p>57049</text:p>
          </table:table-cell>
          <table:table-cell table:formula="of:=INT(60000*[.$A69]/[.F$4])" office:value-type="float" office:value="58000" calcext:value-type="float">
            <text:p>58000</text:p>
          </table:table-cell>
          <table:table-cell table:formula="of:=INT(60000*[.$A69]/[.G$4])" office:value-type="float" office:value="58983" calcext:value-type="float">
            <text:p>58983</text:p>
          </table:table-cell>
          <table:table-cell table:formula="of:=INT(60000*[.$A69]/[.H$4])" office:value-type="float" office:value="60000" calcext:value-type="float">
            <text:p>60000</text:p>
          </table:table-cell>
          <table:table-cell table:formula="of:=INT(60000*[.$A69]/[.I$4])" office:value-type="float" office:value="61052" calcext:value-type="float">
            <text:p>61052</text:p>
          </table:table-cell>
          <table:table-cell table:formula="of:=INT(60000*[.$A69]/[.J$4])" office:value-type="float" office:value="62142" calcext:value-type="float">
            <text:p>62142</text:p>
          </table:table-cell>
          <table:table-cell table:formula="of:=INT(60000*[.$A69]/[.K$4])" office:value-type="float" office:value="63272" calcext:value-type="float">
            <text:p>63272</text:p>
          </table:table-cell>
          <table:table-cell table:formula="of:=INT(60000*[.$A69]/[.L$4])" office:value-type="float" office:value="64444" calcext:value-type="float">
            <text:p>64444</text:p>
          </table:table-cell>
          <table:table-cell table:formula="of:=INT(60000*[.$A69]/[.M$4])" office:value-type="float" office:value="65660" calcext:value-type="float">
            <text:p>656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60000*[.$A70]/[.B$4])" office:value-type="float" office:value="55312" calcext:value-type="float">
            <text:p>55312</text:p>
          </table:table-cell>
          <table:table-cell table:formula="of:=INT(60000*[.$A70]/[.C$4])" office:value-type="float" office:value="56190" calcext:value-type="float">
            <text:p>56190</text:p>
          </table:table-cell>
          <table:table-cell table:formula="of:=INT(60000*[.$A70]/[.D$4])" office:value-type="float" office:value="57096" calcext:value-type="float">
            <text:p>57096</text:p>
          </table:table-cell>
          <table:table-cell table:formula="of:=INT(60000*[.$A70]/[.E$4])" office:value-type="float" office:value="58032" calcext:value-type="float">
            <text:p>58032</text:p>
          </table:table-cell>
          <table:table-cell table:formula="of:=INT(60000*[.$A70]/[.F$4])" office:value-type="float" office:value="59000" calcext:value-type="float">
            <text:p>59000</text:p>
          </table:table-cell>
          <table:table-cell table:formula="of:=INT(60000*[.$A70]/[.G$4])" office:value-type="float" office:value="60000" calcext:value-type="float">
            <text:p>60000</text:p>
          </table:table-cell>
          <table:table-cell table:formula="of:=INT(60000*[.$A70]/[.H$4])" office:value-type="float" office:value="61034" calcext:value-type="float">
            <text:p>61034</text:p>
          </table:table-cell>
          <table:table-cell table:formula="of:=INT(60000*[.$A70]/[.I$4])" office:value-type="float" office:value="62105" calcext:value-type="float">
            <text:p>62105</text:p>
          </table:table-cell>
          <table:table-cell table:formula="of:=INT(60000*[.$A70]/[.J$4])" office:value-type="float" office:value="63214" calcext:value-type="float">
            <text:p>63214</text:p>
          </table:table-cell>
          <table:table-cell table:formula="of:=INT(60000*[.$A70]/[.K$4])" office:value-type="float" office:value="64363" calcext:value-type="float">
            <text:p>64363</text:p>
          </table:table-cell>
          <table:table-cell table:formula="of:=INT(60000*[.$A70]/[.L$4])" office:value-type="float" office:value="65555" calcext:value-type="float">
            <text:p>65555</text:p>
          </table:table-cell>
          <table:table-cell table:formula="of:=INT(60000*[.$A70]/[.M$4])" office:value-type="float" office:value="66792" calcext:value-type="float">
            <text:p>66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60000*[.$A71]/[.B$4])" office:value-type="float" office:value="56250" calcext:value-type="float">
            <text:p>56250</text:p>
          </table:table-cell>
          <table:table-cell table:formula="of:=INT(60000*[.$A71]/[.C$4])" office:value-type="float" office:value="57142" calcext:value-type="float">
            <text:p>57142</text:p>
          </table:table-cell>
          <table:table-cell table:formula="of:=INT(60000*[.$A71]/[.D$4])" office:value-type="float" office:value="58064" calcext:value-type="float">
            <text:p>58064</text:p>
          </table:table-cell>
          <table:table-cell table:formula="of:=INT(60000*[.$A71]/[.E$4])" office:value-type="float" office:value="59016" calcext:value-type="float">
            <text:p>59016</text:p>
          </table:table-cell>
          <table:table-cell table:formula="of:=INT(60000*[.$A71]/[.F$4])" office:value-type="float" office:value="60000" calcext:value-type="float">
            <text:p>60000</text:p>
          </table:table-cell>
          <table:table-cell table:formula="of:=INT(60000*[.$A71]/[.G$4])" office:value-type="float" office:value="61016" calcext:value-type="float">
            <text:p>61016</text:p>
          </table:table-cell>
          <table:table-cell table:formula="of:=INT(60000*[.$A71]/[.H$4])" office:value-type="float" office:value="62068" calcext:value-type="float">
            <text:p>62068</text:p>
          </table:table-cell>
          <table:table-cell table:formula="of:=INT(60000*[.$A71]/[.I$4])" office:value-type="float" office:value="63157" calcext:value-type="float">
            <text:p>63157</text:p>
          </table:table-cell>
          <table:table-cell table:formula="of:=INT(60000*[.$A71]/[.J$4])" office:value-type="float" office:value="64285" calcext:value-type="float">
            <text:p>64285</text:p>
          </table:table-cell>
          <table:table-cell table:formula="of:=INT(60000*[.$A71]/[.K$4])" office:value-type="float" office:value="65454" calcext:value-type="float">
            <text:p>65454</text:p>
          </table:table-cell>
          <table:table-cell table:formula="of:=INT(60000*[.$A71]/[.L$4])" office:value-type="float" office:value="66666" calcext:value-type="float">
            <text:p>66666</text:p>
          </table:table-cell>
          <table:table-cell table:formula="of:=INT(60000*[.$A71]/[.M$4])" office:value-type="float" office:value="67924" calcext:value-type="float">
            <text:p>67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0:26:09.003016116</meta:creation-date>
    <dc:date>2016-07-27T11:22:32.891268069</dc:date>
    <meta:editing-duration>PT10M53S</meta:editing-duration>
    <meta:editing-cycles>1</meta:editing-cycles>
    <meta:document-statistic meta:table-count="1" meta:cell-count="885" meta:object-count="0"/>
    <meta:generator>LibreOffice/4.2.8.2$Linux_X86_64 LibreOffice_project/420m0$Build-2</meta:generator>
  </office:meta>
</office:document-meta>
</file>